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reateTimeTab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3">
      <style:text-properties fo:color="#6666ff" fo:font-weight="bold" style:font-weight-asian="bold" style:font-weight-complex="bold"/>
    </style:style>
    <style:style style:name="ce3" style:family="table-cell" style:parent-style-name="Default" style:data-style-name="N33"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style:vertical-align="middle"/>
      <style:text-properties fo:color="#6666ff" style:font-name="Liberation Sans" fo:font-weight="bold" style:font-name-asian="TakaoPGothic" style:font-weight-asian="bold" style:font-name-complex="TakaoPGothic" style:font-weight-complex="bold"/>
    </style:style>
    <style:style style:name="ce18" style:family="table-cell" style:parent-style-name="Default">
      <style:table-cell-properties style:vertical-align="middle"/>
      <style:text-properties fo:color="#ff0000" style:font-name="Liberation Sans" fo:font-weight="bold" style:font-name-asian="TakaoPGothic" style:font-weight-asian="bold" style:font-name-complex="TakaoPGothic" style:font-weight-complex="bold"/>
    </style:style>
    <style:style style:name="ce19" style:family="table-cell" style:parent-style-name="Default">
      <style:text-properties fo:font-weight="bold" style:font-name-asian="Noto Sans CJK JP" style:font-weight-asian="bold" style:font-name-complex="Lohit Devanagari" style:font-weight-complex="bold"/>
    </style:style>
    <style:style style:name="ce20" style:family="table-cell" style:parent-style-name="Default" style:data-style-name="N33">
      <style:table-cell-properties style:vertical-align="top"/>
      <style:text-properties style:font-name="Liberation Sans" fo:font-weight="normal" style:font-name-asian="TakaoPGothic" style:font-weight-asian="normal" style:font-name-complex="TakaoPGothic" style:font-weight-complex="normal"/>
    </style:style>
    <style:style style:name="ce21" style:family="table-cell" style:parent-style-name="Default">
      <style:table-cell-properties style:vertical-align="top"/>
      <style:text-properties style:font-name="Liberation Sans" fo:font-weight="normal" style:font-name-asian="TakaoPGothic" style:font-weight-asian="normal" style:font-name-complex="TakaoPGothic" style:font-weight-complex="normal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9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9"/>
    <style:style style:name="ce12" style:family="table-cell" style:parent-style-name="Default" style:data-style-name="N33"/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33">
      <style:table-cell-properties style:vertical-align="top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T1" style:family="text">
      <style:text-properties fo:color="#6666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" style:font-name-complex="TakaoPGothi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" style:font-name-complex="TakaoPGothi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時間割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自動割振実行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reateTimeTable.Main?language=Basic&amp;location=document" xlink:type="simple"/>
              </office:event-listeners>
            </form:button>
          </form:form>
        </office:forms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26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4" table:number-columns-repeated="3" table:default-cell-style-name="Default"/>
        <table:table-column table:style-name="co6" table:number-columns-repeated="975" table:default-cell-style-name="Default"/>
        <table:table-row table:style-name="ro1">
          <table:table-cell table:number-columns-repeated="1013"/>
        </table:table-row>
        <table:table-row table:style-name="ro2">
          <table:table-cell table:style-name="ce1" table:number-columns-repeated="2"/>
          <table:table-cell/>
          <table:table-cell table:style-name="ce19" office:value-type="string" calcext:value-type="string">
            <text:p>普通・個別教室1</text:p>
          </table:table-cell>
          <table:table-cell table:style-name="ce19" office:value-type="string" calcext:value-type="string">
            <text:p>普通・個別教室2</text:p>
          </table:table-cell>
          <table:table-cell table:style-name="ce19" office:value-type="string" calcext:value-type="string">
            <text:p>普通・個別教室3</text:p>
          </table:table-cell>
          <table:table-cell table:style-name="ce19" office:value-type="string" calcext:value-type="string">
            <text:p>普通・個別教室4</text:p>
          </table:table-cell>
          <table:table-cell table:style-name="ce19" office:value-type="string" calcext:value-type="string">
            <text:p>普通・個別教室5</text:p>
          </table:table-cell>
          <table:table-cell table:style-name="ce19" office:value-type="string" calcext:value-type="string">
            <text:p>普通・個別教室6</text:p>
          </table:table-cell>
          <table:table-cell table:style-name="ce19" office:value-type="string" calcext:value-type="string">
            <text:p>普通・個別教室7</text:p>
          </table:table-cell>
          <table:table-cell table:style-name="ce19" office:value-type="string" calcext:value-type="string">
            <text:p>普通・個別教室8</text:p>
          </table:table-cell>
          <table:table-cell table:style-name="ce19" office:value-type="string" calcext:value-type="string">
            <text:p>普通・個別教室9</text:p>
          </table:table-cell>
          <table:table-cell table:style-name="ce19" office:value-type="string" calcext:value-type="string">
            <text:p>普通・個別教室10</text:p>
          </table:table-cell>
          <table:table-cell table:style-name="ce19" office:value-type="string" calcext:value-type="string">
            <text:p>普通・個別教室11</text:p>
          </table:table-cell>
          <table:table-cell table:style-name="ce19" office:value-type="string" calcext:value-type="string">
            <text:p>普通・個別教室12</text:p>
          </table:table-cell>
          <table:table-cell table:style-name="ce19" office:value-type="string" calcext:value-type="string">
            <text:p>普通・個別教室13</text:p>
          </table:table-cell>
          <table:table-cell table:style-name="ce19" office:value-type="string" calcext:value-type="string">
            <text:p>普通・個別教室14</text:p>
          </table:table-cell>
          <table:table-cell table:style-name="ce19" office:value-type="string" calcext:value-type="string">
            <text:p>普通・個別教室15</text:p>
          </table:table-cell>
          <table:table-cell table:style-name="ce19" office:value-type="string" calcext:value-type="string">
            <text:p>普通・個別教室16</text:p>
          </table:table-cell>
          <table:table-cell table:style-name="ce19" office:value-type="string" calcext:value-type="string">
            <text:p>普通・個別教室17</text:p>
          </table:table-cell>
          <table:table-cell table:style-name="ce19" office:value-type="string" calcext:value-type="string">
            <text:p>普通・個別教室18</text:p>
          </table:table-cell>
          <table:table-cell table:style-name="ce19" office:value-type="string" calcext:value-type="string">
            <text:p>普通・個別教室19</text:p>
          </table:table-cell>
          <table:table-cell table:style-name="ce19" office:value-type="string" calcext:value-type="string">
            <text:p>普通・個別教室20</text:p>
          </table:table-cell>
          <table:table-cell table:style-name="ce19" office:value-type="string" calcext:value-type="string">
            <text:p>普通・個別教室21</text:p>
          </table:table-cell>
          <table:table-cell table:style-name="ce19" office:value-type="string" calcext:value-type="string">
            <text:p>普通・個別教室22</text:p>
          </table:table-cell>
          <table:table-cell table:style-name="ce19" office:value-type="string" calcext:value-type="string">
            <text:p>普通・個別教室23</text:p>
          </table:table-cell>
          <table:table-cell table:style-name="ce19" office:value-type="string" calcext:value-type="string">
            <text:p>普通・個別教室24</text:p>
          </table:table-cell>
          <table:table-cell table:style-name="ce19" office:value-type="string" calcext:value-type="string">
            <text:p>普通・個別教室25</text:p>
          </table:table-cell>
          <table:table-cell table:style-name="ce19" office:value-type="string" calcext:value-type="string">
            <text:p>普通・個別教室26</text:p>
          </table:table-cell>
          <table:table-cell table:style-name="ce19" office:value-type="string" calcext:value-type="string">
            <text:p>普通・個別教室27</text:p>
          </table:table-cell>
          <table:table-cell table:style-name="ce19" office:value-type="string" calcext:value-type="string">
            <text:p>普通・個別教室28</text:p>
          </table:table-cell>
          <table:table-cell table:style-name="ce19" office:value-type="string" calcext:value-type="string">
            <text:p>特別教室（水道がある教室）1</text:p>
          </table:table-cell>
          <table:table-cell table:style-name="ce19" office:value-type="string" calcext:value-type="string">
            <text:p>特別教室（水道がある教室）2</text:p>
          </table:table-cell>
          <table:table-cell table:style-name="ce19" office:value-type="string" calcext:value-type="string">
            <text:p>特別教室（水道がある教室）3</text:p>
          </table:table-cell>
          <table:table-cell table:style-name="ce19" office:value-type="string" calcext:value-type="string">
            <text:p>特別教室（楽器などの大きな音が出せる教室）</text:p>
          </table:table-cell>
          <table:table-cell table:style-name="ce19" table:number-columns-repeated="3"/>
          <table:table-cell table:style-name="ce1" table:number-columns-repeated="975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５日（土）</text:p>
            <text:p>1限目</text:p>
          </table:table-cell>
          <table:table-cell table:style-name="ce20" office:value-type="string" calcext:value-type="string">
            <text:p>ぐつすり眠ろう睡眠講座</text:p>
            <text:p>樋口 麻理</text:p>
            <text:p>プロジェクター</text:p>
          </table:table-cell>
          <table:table-cell table:style-name="ce21" office:value-type="string" calcext:value-type="string">
            <text:p>外国人と交流しよう</text:p>
            <text:p>近藤康史</text:p>
            <text:p>プロジェクター</text:p>
          </table:table-cell>
          <table:table-cell table:style-name="ce21" office:value-type="string" calcext:value-type="string">
            <text:p>三井住友信託銀行 塚口支店</text:p>
            <text:p>三井住友信託銀行 塚口支店</text:p>
            <text:p>プロジェクター</text:p>
          </table:table-cell>
          <table:table-cell table:style-name="ce21" office:value-type="string" calcext:value-type="string">
            <text:p>〈経営学部〉入門-何が学べるの?その1</text:p>
            <text:p>経営学部1年生Aグループ</text:p>
            <text:p>プロジェクター</text:p>
          </table:table-cell>
          <table:table-cell table:style-name="ce21" office:value-type="string" calcext:value-type="string">
            <text:p>環境について考えよう!!</text:p>
            <text:p>尼崎北高等学校環境類型</text:p>
            <text:p/>
          </table:table-cell>
          <table:table-cell table:style-name="ce6" office:value-type="string" calcext:value-type="string">
            <text:p>親鸞聖人の吉永時代(29歳～35歳)</text:p>
            <text:p>波多正文</text:p>
            <text:p/>
          </table:table-cell>
          <table:table-cell table:style-name="ce6" office:value-type="string" calcext:value-type="string">
            <text:p>阪神水道企業団って?</text:p>
            <text:p>阪神水道企業団</text:p>
            <text:p>プロジェクター</text:p>
          </table:table-cell>
          <table:table-cell table:style-name="ce6" office:value-type="string" calcext:value-type="string">
            <text:p>森の会議サマセミ出張版</text:p>
            <text:p>森の会議メンバー</text:p>
            <text:p>プロジェクター</text:p>
          </table:table-cell>
          <table:table-cell table:style-name="ce6" office:value-type="string" calcext:value-type="string">
            <text:p>新聞はなくなるのか?</text:p>
            <text:p>ムラセリュウゾウ</text:p>
            <text:p/>
          </table:table-cell>
          <table:table-cell table:style-name="ce6" office:value-type="string" calcext:value-type="string">
            <text:p>私たちが日本を好きな理由BY外国人</text:p>
            <text:p>外国人総合相談センター(楊、楊、フォン)</text:p>
            <text:p/>
          </table:table-cell>
          <table:table-cell table:style-name="ce6" office:value-type="string" calcext:value-type="string">
            <text:p>ソープフラワー教室</text:p>
            <text:p>阪口 紀子</text:p>
            <text:p/>
          </table:table-cell>
          <table:table-cell table:style-name="ce6" office:value-type="string" calcext:value-type="string">
            <text:p>みんなのウクレレ教室</text:p>
            <text:p>池上 由佳</text:p>
            <text:p/>
          </table:table-cell>
          <table:table-cell table:style-name="ce6" office:value-type="string" calcext:value-type="string">
            <text:p>子どもの声をキャッチ!!</text:p>
            <text:p>吉池毅志</text:p>
            <text:p>プロジェクター</text:p>
          </table:table-cell>
          <table:table-cell table:style-name="ce6" office:value-type="string" calcext:value-type="string">
            <text:p>イマドキの小学校1年生の授業って?</text:p>
            <text:p>たちばな</text:p>
            <text:p>プロジェクター</text:p>
          </table:table-cell>
          <table:table-cell table:style-name="ce6" office:value-type="string" calcext:value-type="string">
            <text:p>SONODA経営学講義?</text:p>
            <text:p>経営学部3年生 グループ3</text:p>
            <text:p>プロジェクター</text:p>
          </table:table-cell>
          <table:table-cell table:style-name="ce6" office:value-type="string" calcext:value-type="string">
            <text:p>ロケットで世界を目指そう!</text:p>
            <text:p>明田 昌裕</text:p>
            <text:p>プロジェクター</text:p>
          </table:table-cell>
          <table:table-cell table:style-name="ce6" office:value-type="string" calcext:value-type="string">
            <text:p>AIに職を奪わるぞ!!さて、どうする??</text:p>
            <text:p>マルチ資格おじさん 阿部義之</text:p>
            <text:p>プロジェクター</text:p>
          </table:table-cell>
          <table:table-cell table:style-name="ce6" office:value-type="string" calcext:value-type="string">
            <text:p>「嬉しいことば」の使い手に変身</text:p>
            <text:p>ほっとほほえみ尼崎</text:p>
            <text:p>プロジェクター</text:p>
          </table:table-cell>
          <table:table-cell table:style-name="ce6" office:value-type="string" calcext:value-type="string">
            <text:p>一緒に考えよう!わたしたちの公共施設</text:p>
            <text:p>安藤 友希</text:p>
            <text:p>プロジェクター</text:p>
          </table:table-cell>
          <table:table-cell table:style-name="ce6" office:value-type="string" calcext:value-type="string">
            <text:p>尼崎発、長崎経由、室戸日記(仮)</text:p>
            <text:p>船木成記</text:p>
            <text:p>プロジェクター</text:p>
          </table:table-cell>
          <table:table-cell table:style-name="ce6" office:value-type="string" calcext:value-type="string">
            <text:p>地図ぬりえで遊ぼう!</text:p>
            <text:p>坂ノ下 勝幸</text:p>
            <text:p>プロジェクター</text:p>
          </table:table-cell>
          <table:table-cell table:style-name="ce6" office:value-type="string" calcext:value-type="string">
            <text:p>とことんエコ生活～究極をめざして～</text:p>
            <text:p>土出昌代</text:p>
            <text:p/>
          </table:table-cell>
          <table:table-cell table:style-name="ce6" office:value-type="string" calcext:value-type="string">
            <text:p>電気の延長コードを作ってみよう</text:p>
            <text:p>兵庫県電気工事組合尼崎支部</text:p>
            <text:p/>
          </table:table-cell>
          <table:table-cell table:style-name="ce6" office:value-type="string" calcext:value-type="string">
            <text:p>Let's スクエア Dancing</text:p>
            <text:p>川嶋 久仁子</text:p>
            <text:p/>
          </table:table-cell>
          <table:table-cell table:style-name="ce6" office:value-type="string" calcext:value-type="string">
            <text:p>スマホカメラ教室 3つのコツで初心者卒業</text:p>
            <text:p>清原ひろみ</text:p>
            <text:p>プロジェクター</text:p>
          </table:table-cell>
          <table:table-cell table:style-name="ce6" office:value-type="string" calcext:value-type="string">
            <text:p>はじめての資産運用～コツを教えます～</text:p>
            <text:p>イシカワユウシ</text:p>
            <text:p>プロジェクター</text:p>
          </table:table-cell>
          <table:table-cell table:style-name="ce6" office:value-type="string" calcext:value-type="string">
            <text:p>ビギナーと初級者のための筋トレ講座</text:p>
            <text:p>寺田豊</text:p>
            <text:p>プロジェクター</text:p>
          </table:table-cell>
          <table:table-cell table:style-name="ce6" office:value-type="string" calcext:value-type="string">
            <text:p>我が人生を振り返るエンディングノート</text:p>
            <text:p>善見育弘</text:p>
            <text:p>プロジェクター</text:p>
          </table:table-cell>
          <table:table-cell office:value-type="string" calcext:value-type="string">
            <text:p>障害目線</text:p>
            <text:p>横江未菜</text:p>
            <text:p/>
          </table:table-cell>
          <table:table-cell office:value-type="string" calcext:value-type="string">
            <text:p>レジェンドに挑戦パネルクイズアマック25</text:p>
            <text:p>古川 剛</text:p>
            <text:p>プロジェクター</text:p>
          </table:table-cell>
          <table:table-cell office:value-type="string" calcext:value-type="string">
            <text:p>湯浅町地域おこし協力隊になってみた!</text:p>
            <text:p>あかねまる</text:p>
            <text:p>プロジェクター</text:p>
          </table:table-cell>
          <table:table-cell office:value-type="string" calcext:value-type="string">
            <text:p>全国初?『ふたごハウス』って何!?</text:p>
            <text:p>NPO法人つなげる</text:p>
            <text:p>プロジェクター</text:p>
          </table:table-cell>
          <table:table-cell table:number-columns-repeated="978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<text:span text:style-name="T1">８月５</text:span>日（土）</text:p>
            <text:p>2限目</text:p>
          </table:table-cell>
          <table:table-cell table:style-name="ce20" office:value-type="string" calcext:value-type="string">
            <text:p>三井住友信託銀行 塚口支店</text:p>
            <text:p>三井住友信託銀行 塚口支店</text:p>
            <text:p>プロジェクター</text:p>
          </table:table-cell>
          <table:table-cell table:style-name="ce21" office:value-type="string" calcext:value-type="string">
            <text:p>親子で参加できる防災グッズづくり</text:p>
            <text:p>木之下 護</text:p>
            <text:p/>
          </table:table-cell>
          <table:table-cell table:style-name="ce21" office:value-type="string" calcext:value-type="string">
            <text:p>タイムトラベルin江戸時代京都</text:p>
            <text:p>加藤学</text:p>
            <text:p>プロジェクター</text:p>
          </table:table-cell>
          <table:table-cell table:style-name="ce21" office:value-type="string" calcext:value-type="string">
            <text:p>保険屋の僕が、加入している保険教えます!</text:p>
            <text:p>夫津木 良介</text:p>
            <text:p>プロジェクター</text:p>
          </table:table-cell>
          <table:table-cell table:style-name="ce21" office:value-type="string" calcext:value-type="string">
            <text:p>親子で楽しむ大道芸講座</text:p>
            <text:p>大道芸人ミスタータンゴ</text:p>
            <text:p/>
          </table:table-cell>
          <table:table-cell table:style-name="ce7" office:value-type="string" calcext:value-type="string">
            <text:p>心の相談室 少年問題解決の糸口として</text:p>
            <text:p>しろやぎ先生</text:p>
            <text:p/>
          </table:table-cell>
          <table:table-cell table:style-name="ce7" office:value-type="string" calcext:value-type="string">
            <text:p>ちびっこあのねサポーターになろう!</text:p>
            <text:p>チャイケモず</text:p>
            <text:p/>
          </table:table-cell>
          <table:table-cell table:style-name="ce7" office:value-type="string" calcext:value-type="string">
            <text:p>座談会「どうしてる?怒りのやり過ごし方」</text:p>
            <text:p>池田真茶</text:p>
            <text:p/>
          </table:table-cell>
          <table:table-cell table:style-name="ce7" office:value-type="string" calcext:value-type="string">
            <text:p>私の推しの噺家「桂天吾」さん</text:p>
            <text:p>土佐美幸</text:p>
            <text:p>プロジェクター</text:p>
          </table:table-cell>
          <table:table-cell table:style-name="ce7" office:value-type="string" calcext:value-type="string">
            <text:p>自分の才能発見講座</text:p>
            <text:p>杉村 浩</text:p>
            <text:p>プロジェクター</text:p>
          </table:table-cell>
          <table:table-cell table:style-name="ce7" office:value-type="string" calcext:value-type="string">
            <text:p>SONODA経営学講義?</text:p>
            <text:p>経営学部3年生 グループ1</text:p>
            <text:p>プロジェクター</text:p>
          </table:table-cell>
          <table:table-cell table:style-name="ce7" office:value-type="string" calcext:value-type="string">
            <text:p>知れば楽しい!パーソナルカラーって何?!</text:p>
            <text:p>市川 多恵子</text:p>
            <text:p/>
          </table:table-cell>
          <table:table-cell table:style-name="ce7" office:value-type="string" calcext:value-type="string">
            <text:p>本好きのおかげでアタック25に出演し優勝</text:p>
            <text:p>ぐっちこと井口廣子</text:p>
            <text:p/>
          </table:table-cell>
          <table:table-cell table:style-name="ce7" office:value-type="string" calcext:value-type="string">
            <text:p>ガラスびんを用いたジェルキャンドルの作成</text:p>
            <text:p>日本山村硝子 環境室 CSR推進室</text:p>
            <text:p>プロジェクター</text:p>
          </table:table-cell>
          <table:table-cell table:style-name="ce7" office:value-type="string" calcext:value-type="string">
            <text:p>ジャニーズで学ぶ現代メディア史講座!!</text:p>
            <text:p>近藤匠</text:p>
            <text:p>プロジェクター</text:p>
          </table:table-cell>
          <table:table-cell table:style-name="ce7" office:value-type="string" calcext:value-type="string">
            <text:p>男性育休が世界を変える!</text:p>
            <text:p>勝部尚樹</text:p>
            <text:p>プロジェクター</text:p>
          </table:table-cell>
          <table:table-cell table:style-name="ce7" office:value-type="string" calcext:value-type="string">
            <text:p>ヘッドマッサージ&amp;髪ツヤスプレー作り</text:p>
            <text:p>市川容子</text:p>
            <text:p/>
          </table:table-cell>
          <table:table-cell table:style-name="ce7" office:value-type="string" calcext:value-type="string">
            <text:p>知っておきたい「成年後見制度」</text:p>
            <text:p>長町章子・石原萌々香</text:p>
            <text:p/>
          </table:table-cell>
          <table:table-cell table:style-name="ce7" office:value-type="string" calcext:value-type="string">
            <text:p>空手師範と熱くインド映画を語ろう!</text:p>
            <text:p>松井厚</text:p>
            <text:p/>
          </table:table-cell>
          <table:table-cell table:style-name="ce7" office:value-type="string" calcext:value-type="string">
            <text:p>47都道府県ストリートLIVE 旅話</text:p>
            <text:p>太田遊人</text:p>
            <text:p/>
          </table:table-cell>
          <table:table-cell table:style-name="ce7" office:value-type="string" calcext:value-type="string">
            <text:p>動くmyサマセミ様を作ってトーナメント!</text:p>
            <text:p>中川 まゆみ</text:p>
            <text:p/>
          </table:table-cell>
          <table:table-cell table:style-name="ce7" office:value-type="string" calcext:value-type="string">
            <text:p>ラグビーっぽいことしてみませんか!</text:p>
            <text:p>市尼ラグビー部(代表 吉識 伸)</text:p>
            <text:p/>
          </table:table-cell>
          <table:table-cell table:style-name="ce7" office:value-type="string" calcext:value-type="string">
            <text:p>サポーターになってSDGsを広めよう!</text:p>
            <text:p>山本麻友美</text:p>
            <text:p>プロジェクター</text:p>
          </table:table-cell>
          <table:table-cell table:style-name="ce7" office:value-type="string" calcext:value-type="string">
            <text:p>ワクワク宝地図をつくろう</text:p>
            <text:p>AYAKO </text:p>
            <text:p>プロジェクター</text:p>
          </table:table-cell>
          <table:table-cell table:style-name="ce7" office:value-type="string" calcext:value-type="string">
            <text:p>サマセミが未来の教育を変える?!</text:p>
            <text:p>佐藤 智子</text:p>
            <text:p>プロジェクター</text:p>
          </table:table-cell>
          <table:table-cell table:style-name="ce7" office:value-type="string" calcext:value-type="string">
            <text:p>めざせ腰痛改善! やさしい体の使い方講座</text:p>
            <text:p>友田とき</text:p>
            <text:p/>
          </table:table-cell>
          <table:table-cell table:style-name="ce7" office:value-type="string" calcext:value-type="string">
            <text:p>やっとかなアカン!あんたのことやで遺言書</text:p>
            <text:p>和田清人</text:p>
            <text:p>プロジェクター</text:p>
          </table:table-cell>
          <table:table-cell table:style-name="ce7" office:value-type="string" calcext:value-type="string">
            <text:p>絵を描いてリラックス～ゼンタングル体験～</text:p>
            <text:p>ゼンタングル認定講師 西村 浩子</text:p>
            <text:p>プロジェクター</text:p>
          </table:table-cell>
          <table:table-cell office:value-type="string" calcext:value-type="string">
            <text:p>小原流華道体験講座</text:p>
            <text:p>尼崎北高校 華道部</text:p>
            <text:p/>
          </table:table-cell>
          <table:table-cell office:value-type="string" calcext:value-type="string">
            <text:p>アラフィフが教えるDTM超入門</text:p>
            <text:p>ソパデアホ</text:p>
            <text:p>プロジェクター</text:p>
          </table:table-cell>
          <table:table-cell office:value-type="string" calcext:value-type="string">
            <text:p>私たちの身体は自然の一部!</text:p>
            <text:p>河合 恭世</text:p>
            <text:p>プロジェクター</text:p>
          </table:table-cell>
          <table:table-cell office:value-type="string" calcext:value-type="string">
            <text:p>地域おこし協力隊インターン@やんばる編</text:p>
            <text:p>しまださちこ@沖縄県国頭村</text:p>
            <text:p/>
          </table:table-cell>
          <table:table-cell table:number-columns-repeated="978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<text:span text:style-name="T1">８月５</text:span>日（土）</text:p>
            <text:p>3限目</text:p>
          </table:table-cell>
          <table:table-cell table:style-name="ce20" office:value-type="string" calcext:value-type="string">
            <text:p>作ってみよう!高校生男子が教える手芸教室</text:p>
            <text:p>おのうえ るい</text:p>
            <text:p>プロジェクター</text:p>
          </table:table-cell>
          <table:table-cell table:style-name="ce21" office:value-type="string" calcext:value-type="string">
            <text:p>はじめてみよう資産運用</text:p>
            <text:p>古川さやか</text:p>
            <text:p>プロジェクター</text:p>
          </table:table-cell>
          <table:table-cell table:style-name="ce21" office:value-type="string" calcext:value-type="string">
            <text:p>障害のない社会って何やろ～?</text:p>
            <text:p>LITALICOワークス尼崎/尼崎立花</text:p>
            <text:p>プロジェクター</text:p>
          </table:table-cell>
          <table:table-cell table:style-name="ce21" office:value-type="string" calcext:value-type="string">
            <text:p>コミュニケーションは笑いから!</text:p>
            <text:p>南野幸子</text:p>
            <text:p>プロジェクター</text:p>
          </table:table-cell>
          <table:table-cell table:style-name="ce21" office:value-type="string" calcext:value-type="string">
            <text:p>朝夜3分!ウルトラヘルスダイエット法!</text:p>
            <text:p>山田 眞市</text:p>
            <text:p>プロジェクター</text:p>
          </table:table-cell>
          <table:table-cell table:style-name="ce7" office:value-type="string" calcext:value-type="string">
            <text:p>かんたんマジックを覚えよう!!</text:p>
            <text:p>おおうち けいいち</text:p>
            <text:p/>
          </table:table-cell>
          <table:table-cell table:style-name="ce7" office:value-type="string" calcext:value-type="string">
            <text:p>はじめまして!poipoiです!</text:p>
            <text:p>小池笑子</text:p>
            <text:p>プロジェクター</text:p>
          </table:table-cell>
          <table:table-cell table:style-name="ce7" office:value-type="string" calcext:value-type="string">
            <text:p>県立の国際中高一貫校・担任こぼればなし</text:p>
            <text:p>小山和男</text:p>
            <text:p>プロジェクター</text:p>
          </table:table-cell>
          <table:table-cell table:style-name="ce7" office:value-type="string" calcext:value-type="string">
            <text:p>アニメ声優、役者、タレントになるには?</text:p>
            <text:p>ヨウコ先生</text:p>
            <text:p/>
          </table:table-cell>
          <table:table-cell table:style-name="ce7" office:value-type="string" calcext:value-type="string">
            <text:p>集まれ中高生!ゲームで実感・怒りの度合い</text:p>
            <text:p>松本千穂</text:p>
            <text:p/>
          </table:table-cell>
          <table:table-cell table:style-name="ce7" office:value-type="string" calcext:value-type="string">
            <text:p>『怒り』ってなんだろう?</text:p>
            <text:p>柏美香</text:p>
            <text:p/>
          </table:table-cell>
          <table:table-cell table:style-name="ce7" office:value-type="string" calcext:value-type="string">
            <text:p>災害発生時何処へ逃げる? &amp;ランタン作り</text:p>
            <text:p>防災士＆専門員</text:p>
            <text:p>プロジェクター</text:p>
          </table:table-cell>
          <table:table-cell table:style-name="ce7" office:value-type="string" calcext:value-type="string">
            <text:p>ガラスびんで果たすSDGs達成への貢献</text:p>
            <text:p>辻 良太</text:p>
            <text:p>プロジェクター</text:p>
          </table:table-cell>
          <table:table-cell table:style-name="ce7" office:value-type="string" calcext:value-type="string">
            <text:p>尼崎!歴史発見!おしゃべり系歴史散歩</text:p>
            <text:p>かにかま</text:p>
            <text:p>プロジェクター</text:p>
          </table:table-cell>
          <table:table-cell table:style-name="ce7" office:value-type="string" calcext:value-type="string">
            <text:p>知られざる?マダニの生態と脅威を学ぼう!</text:p>
            <text:p>西晃平・小方昌平</text:p>
            <text:p>プロジェクター</text:p>
          </table:table-cell>
          <table:table-cell table:style-name="ce7" office:value-type="string" calcext:value-type="string">
            <text:p>プロが熱弁!ダーツの世界</text:p>
            <text:p>吉田『けんちゃっく』健作</text:p>
            <text:p/>
          </table:table-cell>
          <table:table-cell table:style-name="ce7" office:value-type="string" calcext:value-type="string">
            <text:p>夢を叶えるために障害を知ろう</text:p>
            <text:p>広瀬一恵</text:p>
            <text:p>プロジェクター</text:p>
          </table:table-cell>
          <table:table-cell table:style-name="ce7" office:value-type="string" calcext:value-type="string">
            <text:p>PTA会長経験談PTAこれからどうする?</text:p>
            <text:p>丸尾 牧</text:p>
            <text:p>プロジェクター</text:p>
          </table:table-cell>
          <table:table-cell table:style-name="ce7" office:value-type="string" calcext:value-type="string">
            <text:p>初級日本刀講座&amp;尼崎の本心鏡智流槍術</text:p>
            <text:p>石川哲也</text:p>
            <text:p>プロジェクター</text:p>
          </table:table-cell>
          <table:table-cell table:style-name="ce7" office:value-type="string" calcext:value-type="string">
            <text:p>日本舞踊を踊ってみよう!</text:p>
            <text:p>藤間 藤佳子(ふじま とよこ)</text:p>
            <text:p/>
          </table:table-cell>
          <table:table-cell table:style-name="ce7" office:value-type="string" calcext:value-type="string">
            <text:p>ハマる!人狼ゲームの世界【初心者歓迎】</text:p>
            <text:p>さのたくみ</text:p>
            <text:p/>
          </table:table-cell>
          <table:table-cell table:style-name="ce7" office:value-type="string" calcext:value-type="string">
            <text:p>ユーモアはシリアスより強い!</text:p>
            <text:p>古賀広幸</text:p>
            <text:p/>
          </table:table-cell>
          <table:table-cell table:style-name="ce7" office:value-type="string" calcext:value-type="string">
            <text:p>ビッグボスも知らなかったハムの世界!</text:p>
            <text:p>宇都佳裕</text:p>
            <text:p>プロジェクター</text:p>
          </table:table-cell>
          <table:table-cell table:style-name="ce7" office:value-type="string" calcext:value-type="string">
            <text:p>カードゲームで学ぼう!みんなのSDGs</text:p>
            <text:p>今田だいすけ</text:p>
            <text:p>プロジェクター</text:p>
          </table:table-cell>
          <table:table-cell table:style-name="ce7" office:value-type="string" calcext:value-type="string">
            <text:p>終活の第一歩!生前整理の必要性</text:p>
            <text:p>屋宜明彦</text:p>
            <text:p>プロジェクター</text:p>
          </table:table-cell>
          <table:table-cell table:style-name="ce7" office:value-type="string" calcext:value-type="string">
            <text:p>糖質制限ダイエットからがん対策??</text:p>
            <text:p>内山浩一</text:p>
            <text:p>プロジェクター</text:p>
          </table:table-cell>
          <table:table-cell table:style-name="ce7" office:value-type="string" calcext:value-type="string">
            <text:p>漫画「ドラえもん」に学ぶ最新テクノロジー</text:p>
            <text:p>中嶋 道太郎</text:p>
            <text:p>プロジェクター</text:p>
          </table:table-cell>
          <table:table-cell table:style-name="ce7" office:value-type="string" calcext:value-type="string">
            <text:p>ビジネスグランプリに出たいんです。</text:p>
            <text:p>武庫荘生</text:p>
            <text:p>プロジェクター</text:p>
          </table:table-cell>
          <table:table-cell office:value-type="string" calcext:value-type="string">
            <text:p>【ギター】30分で必ず弾ける魔法のギター</text:p>
            <text:p>新涼平</text:p>
            <text:p/>
          </table:table-cell>
          <table:table-cell office:value-type="string" calcext:value-type="string">
            <text:p>野球の3塁ランナーコーチと水産養殖</text:p>
            <text:p>宝金 実央</text:p>
            <text:p>プロジェクター</text:p>
          </table:table-cell>
          <table:table-cell office:value-type="string" calcext:value-type="string">
            <text:p>子どもにまつわる授業をします</text:p>
            <text:p>つながりプロジェクト1</text:p>
            <text:p>プロジェクター</text:p>
          </table:table-cell>
          <table:table-cell office:value-type="string" calcext:value-type="string">
            <text:p>「ハノイの塔」を知っていますか?</text:p>
            <text:p>石井 稔</text:p>
            <text:p/>
          </table:table-cell>
          <table:table-cell table:number-columns-repeated="978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<text:span text:style-name="T1">８月５</text:span>日（土）</text:p>
            <text:p>4限目</text:p>
          </table:table-cell>
          <table:table-cell table:style-name="ce20" office:value-type="string" calcext:value-type="string">
            <text:p>結婚相談所の裏側</text:p>
            <text:p>木村惠</text:p>
            <text:p>プロジェクター</text:p>
          </table:table-cell>
          <table:table-cell table:style-name="ce21" office:value-type="string" calcext:value-type="string">
            <text:p>あなたらしさを活かして最幸の人生を生きる</text:p>
            <text:p>幸せいざnow元氣サポーター 喜納岳美</text:p>
            <text:p/>
          </table:table-cell>
          <table:table-cell table:style-name="ce21" office:value-type="string" calcext:value-type="string">
            <text:p>点字体験してみよう!</text:p>
            <text:p>馬場みどり、吉原三佳</text:p>
            <text:p>プロジェクター</text:p>
          </table:table-cell>
          <table:table-cell table:style-name="ce21" office:value-type="string" calcext:value-type="string">
            <text:p>2035年問題</text:p>
            <text:p>金田撤已稚</text:p>
            <text:p/>
          </table:table-cell>
          <table:table-cell table:style-name="ce7" office:value-type="string" calcext:value-type="string">
            <text:p>悩み・イライラから脱出し、元気に楽しく♪</text:p>
            <text:p>尼子尚造</text:p>
            <text:p/>
          </table:table-cell>
          <table:table-cell table:style-name="ce7" office:value-type="string" calcext:value-type="string">
            <text:p>わたしからはじまる人権問題</text:p>
            <text:p>下村 透</text:p>
            <text:p>プロジェクター</text:p>
          </table:table-cell>
          <table:table-cell table:style-name="ce7" office:value-type="string" calcext:value-type="string">
            <text:p>フリーランスのリアルと副業の始め方</text:p>
            <text:p>三浦雅也</text:p>
            <text:p>プロジェクター</text:p>
          </table:table-cell>
          <table:table-cell table:style-name="ce7" office:value-type="string" calcext:value-type="string">
            <text:p>ネットを活用する、「本の新しい選び方」</text:p>
            <text:p>脇田達也</text:p>
            <text:p>プロジェクター</text:p>
          </table:table-cell>
          <table:table-cell table:style-name="ce7" office:value-type="string" calcext:value-type="string">
            <text:p>運転終活～運転をしない自分らしい生活～</text:p>
            <text:p>佐野 善章</text:p>
            <text:p>プロジェクター</text:p>
          </table:table-cell>
          <table:table-cell table:style-name="ce7" office:value-type="string" calcext:value-type="string">
            <text:p>ゲイが推す映画エンタメの多様性の世界</text:p>
            <text:p>景山幸信</text:p>
            <text:p>プロジェクター</text:p>
          </table:table-cell>
          <table:table-cell table:style-name="ce7" office:value-type="string" calcext:value-type="string">
            <text:p>未定</text:p>
            <text:p>杉山延由</text:p>
            <text:p/>
          </table:table-cell>
          <table:table-cell table:style-name="ce7" office:value-type="string" calcext:value-type="string">
            <text:p>予祝講座 夢を叶える授業</text:p>
            <text:p>パパ太</text:p>
            <text:p/>
          </table:table-cell>
          <table:table-cell table:style-name="ce7" office:value-type="string" calcext:value-type="string">
            <text:p>自然とキャンプと生活と!</text:p>
            <text:p>西垣幸造</text:p>
            <text:p>プロジェクター</text:p>
          </table:table-cell>
          <table:table-cell table:style-name="ce7" office:value-type="string" calcext:value-type="string">
            <text:p>デートDVってなに?</text:p>
            <text:p>岩田さやか</text:p>
            <text:p>プロジェクター</text:p>
          </table:table-cell>
          <table:table-cell table:style-name="ce7" office:value-type="string" calcext:value-type="string">
            <text:p>女子大生によるSTAR WARSのすすめ</text:p>
            <text:p>いまなか れな</text:p>
            <text:p>プロジェクター</text:p>
          </table:table-cell>
          <table:table-cell table:style-name="ce7" office:value-type="string" calcext:value-type="string">
            <text:p>自治会を変えよう??</text:p>
            <text:p>ボブ原田</text:p>
            <text:p>プロジェクター</text:p>
          </table:table-cell>
          <table:table-cell table:style-name="ce7" office:value-type="string" calcext:value-type="string">
            <text:p>食品ロスってどういうこと?</text:p>
            <text:p>片桐新之介</text:p>
            <text:p>プロジェクター</text:p>
          </table:table-cell>
          <table:table-cell table:style-name="ce7" office:value-type="string" calcext:value-type="string">
            <text:p>赤ちゃんこんにちは!</text:p>
            <text:p>赤ちゃん先生</text:p>
            <text:p/>
          </table:table-cell>
          <table:table-cell table:style-name="ce7" office:value-type="string" calcext:value-type="string">
            <text:p>もう一度、障害者の自立とは何か</text:p>
            <text:p>広瀬 徹</text:p>
            <text:p/>
          </table:table-cell>
          <table:table-cell table:style-name="ce7" office:value-type="string" calcext:value-type="string">
            <text:p>臓活～自分の今の体質を知ろう～</text:p>
            <text:p>古矢佳純</text:p>
            <text:p>プロジェクター</text:p>
          </table:table-cell>
          <table:table-cell table:style-name="ce7" office:value-type="string" calcext:value-type="string">
            <text:p>地域密着公務員の実態!</text:p>
            <text:p>地域担当職員</text:p>
            <text:p>プロジェクター</text:p>
          </table:table-cell>
          <table:table-cell table:style-name="ce7" office:value-type="string" calcext:value-type="string">
            <text:p>減薬のススメ～ポリファーマシーとは～</text:p>
            <text:p>前田 綾子</text:p>
            <text:p>プロジェクター</text:p>
          </table:table-cell>
          <table:table-cell table:style-name="ce7" office:value-type="string" calcext:value-type="string">
            <text:p>中高生を支援するユースワーカーという仕事</text:p>
            <text:p>尼崎市立ユース交流センター今井</text:p>
            <text:p>プロジェクター</text:p>
          </table:table-cell>
          <table:table-cell table:style-name="ce7" office:value-type="string" calcext:value-type="string">
            <text:p>W杯から入るJリーグ応援入門</text:p>
            <text:p>ひきまは。</text:p>
            <text:p>プロジェクター</text:p>
          </table:table-cell>
          <table:table-cell table:style-name="ce7" office:value-type="string" calcext:value-type="string">
            <text:p>大学からフィギュアスケートに打ち込んだ話</text:p>
            <text:p>ほのか</text:p>
            <text:p>プロジェクター</text:p>
          </table:table-cell>
          <table:table-cell table:style-name="ce7" office:value-type="string" calcext:value-type="string">
            <text:p>室内でもよく飛ぶ「紙飛行機」を作ろう!</text:p>
            <text:p>上玉利敦</text:p>
            <text:p>プロジェクター</text:p>
          </table:table-cell>
          <table:table-cell table:style-name="ce7" office:value-type="string" calcext:value-type="string">
            <text:p>学びのカタチを考える</text:p>
            <text:p>鈴木伸尚</text:p>
            <text:p>プロジェクター</text:p>
          </table:table-cell>
          <table:table-cell table:style-name="ce7" office:value-type="string" calcext:value-type="string">
            <text:p>体を楽にするためにできるコト</text:p>
            <text:p>奥村豪宏</text:p>
            <text:p/>
          </table:table-cell>
          <table:table-cell office:value-type="string" calcext:value-type="string">
            <text:p>フルーツカットを楽しもう!お持ち帰り可!</text:p>
            <text:p>千ふくみどり</text:p>
            <text:p/>
          </table:table-cell>
          <table:table-cell office:value-type="string" calcext:value-type="string">
            <text:p>介護業界の主張～現場の喜び・悲痛を叫ぶ～</text:p>
            <text:p>尼スキ サマセミ部</text:p>
            <text:p>プロジェクター</text:p>
          </table:table-cell>
          <table:table-cell table:number-columns-repeated="980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<text:span text:style-name="T1">８月５</text:span>日（土）</text:p>
            <text:p>5限目</text:p>
          </table:table-cell>
          <table:table-cell table:style-name="ce20" office:value-type="string" calcext:value-type="string">
            <text:p>ヤギ除草のノウハウ教えます</text:p>
            <text:p>モリ ヒロミ</text:p>
            <text:p>プロジェクター</text:p>
          </table:table-cell>
          <table:table-cell table:style-name="ce21" office:value-type="string" calcext:value-type="string">
            <text:p>ビブリオバトル尼崎 サマセミの乱</text:p>
            <text:p>山本美和</text:p>
            <text:p>プロジェクター</text:p>
          </table:table-cell>
          <table:table-cell table:style-name="ce21" office:value-type="string" calcext:value-type="string">
            <text:p>温度を色に変えてみよう!!!</text:p>
            <text:p>建コン先生</text:p>
            <text:p>プロジェクター</text:p>
          </table:table-cell>
          <table:table-cell table:style-name="ce21" office:value-type="string" calcext:value-type="string">
            <text:p>障害者の生活。介護してもらいながら生きる</text:p>
            <text:p>住田雅清</text:p>
            <text:p/>
          </table:table-cell>
          <table:table-cell table:style-name="ce7" office:value-type="string" calcext:value-type="string">
            <text:p>トランプで新自分に出逢う。価値観ワーク1</text:p>
            <text:p>田中 あゆみ</text:p>
            <text:p/>
          </table:table-cell>
          <table:table-cell table:style-name="ce7" office:value-type="string" calcext:value-type="string">
            <text:p>もしも…の時の話を!もしバナゲーム大会!</text:p>
            <text:p>尼崎看護専門学校&amp;尼崎市包括支援担当</text:p>
            <text:p>プロジェクター</text:p>
          </table:table-cell>
          <table:table-cell table:style-name="ce7" office:value-type="string" calcext:value-type="string">
            <text:p>ピノキオの鼻はどこまで伸びる 絵本の表現</text:p>
            <text:p>細見義博</text:p>
            <text:p>プロジェクター</text:p>
          </table:table-cell>
          <table:table-cell table:style-name="ce7" office:value-type="string" calcext:value-type="string">
            <text:p>SONODA経営学講義?</text:p>
            <text:p>経営学部3年生 グループ2</text:p>
            <text:p>プロジェクター</text:p>
          </table:table-cell>
          <table:table-cell table:style-name="ce7" office:value-type="string" calcext:value-type="string">
            <text:p>教育委員会ってなにしてるん?</text:p>
            <text:p>中平了悟</text:p>
            <text:p>プロジェクター</text:p>
          </table:table-cell>
          <table:table-cell table:style-name="ce7" office:value-type="string" calcext:value-type="string">
            <text:p>理学療法士がお話しするフレイルの話(仮)</text:p>
            <text:p>兵庫県理学療法士協会 尼崎支部</text:p>
            <text:p>プロジェクター</text:p>
          </table:table-cell>
          <table:table-cell table:style-name="ce7" office:value-type="string" calcext:value-type="string">
            <text:p>自転車ロードレースの魅力を語ろう!戦略編</text:p>
            <text:p>おくひら ひろひさ</text:p>
            <text:p>プロジェクター</text:p>
          </table:table-cell>
          <table:table-cell table:style-name="ce7" office:value-type="string" calcext:value-type="string">
            <text:p>集中力とあそびの関係</text:p>
            <text:p>平井 太</text:p>
            <text:p>プロジェクター</text:p>
          </table:table-cell>
          <table:table-cell table:style-name="ce7" office:value-type="string" calcext:value-type="string">
            <text:p>気候危機 不都合な真実</text:p>
            <text:p>広畑、坂本智子、国宝恵、是次弘美など</text:p>
            <text:p>プロジェクター</text:p>
          </table:table-cell>
          <table:table-cell table:style-name="ce7" office:value-type="string" calcext:value-type="string">
            <text:p>もっとロシアを知ろう!</text:p>
            <text:p>かがた はるか</text:p>
            <text:p>プロジェクター</text:p>
          </table:table-cell>
          <table:table-cell table:style-name="ce7" office:value-type="string" calcext:value-type="string">
            <text:p>あのウィキペディアを書いてみよう</text:p>
            <text:p>kazu</text:p>
            <text:p>プロジェクター</text:p>
          </table:table-cell>
          <table:table-cell table:style-name="ce7" office:value-type="string" calcext:value-type="string">
            <text:p>最悪な夫婦から最高の夫婦になれる面白さ</text:p>
            <text:p>小坂嘉代</text:p>
            <text:p/>
          </table:table-cell>
          <table:table-cell table:style-name="ce7" office:value-type="string" calcext:value-type="string">
            <text:p>尼崎バリアフリー部って?</text:p>
            <text:p>四方 美幸</text:p>
            <text:p/>
          </table:table-cell>
          <table:table-cell table:style-name="ce7" office:value-type="string" calcext:value-type="string">
            <text:p>「私の写真集」のススメ</text:p>
            <text:p>会場カメラマン・ナベゾー</text:p>
            <text:p>プロジェクター</text:p>
          </table:table-cell>
          <table:table-cell table:style-name="ce7" office:value-type="string" calcext:value-type="string">
            <text:p>ゼロからはじめる大相撲の世界</text:p>
            <text:p>若狭健作</text:p>
            <text:p>プロジェクター</text:p>
          </table:table-cell>
          <table:table-cell table:style-name="ce7" office:value-type="string" calcext:value-type="string">
            <text:p>子供を守るおかねの話</text:p>
            <text:p>棟田佐和子</text:p>
            <text:p>プロジェクター</text:p>
          </table:table-cell>
          <table:table-cell table:style-name="ce7" office:value-type="string" calcext:value-type="string">
            <text:p>東洋医学の脈診で健康診断</text:p>
            <text:p>さこ田けいいち</text:p>
            <text:p>プロジェクター</text:p>
          </table:table-cell>
          <table:table-cell table:style-name="ce7" office:value-type="string" calcext:value-type="string">
            <text:p>昔遊びで生まれる多世代交流!</text:p>
            <text:p>西山慎也</text:p>
            <text:p>プロジェクター</text:p>
          </table:table-cell>
          <table:table-cell table:style-name="ce7" office:value-type="string" calcext:value-type="string">
            <text:p>がんを作る人壊す人あなたはどっち?</text:p>
            <text:p>山下 百合子</text:p>
            <text:p>プロジェクター</text:p>
          </table:table-cell>
          <table:table-cell table:style-name="ce7" office:value-type="string" calcext:value-type="string">
            <text:p>老人ホームを探そう!3つの探し方を検証</text:p>
            <text:p>こちあり!の案内人</text:p>
            <text:p>プロジェクター</text:p>
          </table:table-cell>
          <table:table-cell table:style-name="ce7" office:value-type="string" calcext:value-type="string">
            <text:p>シアワセのマネースクール</text:p>
            <text:p>かわのせ ともひと</text:p>
            <text:p>プロジェクター</text:p>
          </table:table-cell>
          <table:table-cell table:style-name="ce7" office:value-type="string" calcext:value-type="string">
            <text:p>六甲山系の磐座について</text:p>
            <text:p>中田裕之</text:p>
            <text:p>プロジェクター</text:p>
          </table:table-cell>
          <table:table-cell table:style-name="ce7" office:value-type="string" calcext:value-type="string">
            <text:p>新しい薬の創り方</text:p>
            <text:p>薬のスター (STAR)</text:p>
            <text:p>プロジェクター</text:p>
          </table:table-cell>
          <table:table-cell table:style-name="ce7" office:value-type="string" calcext:value-type="string">
            <text:p>こんなにステキ!映画パンフレットの世界</text:p>
            <text:p>夏りょうこ</text:p>
            <text:p>プロジェクター</text:p>
          </table:table-cell>
          <table:table-cell office:value-type="string" calcext:value-type="string">
            <text:p>フルーツカットを楽しもう!お持ち帰り可!</text:p>
            <text:p>千ふく みどり</text:p>
            <text:p/>
          </table:table-cell>
          <table:table-cell table:number-columns-repeated="981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８月６日（日）</text:p>
            <text:p>1限目</text:p>
          </table:table-cell>
          <table:table-cell table:style-name="ce20" office:value-type="string" calcext:value-type="string">
            <text:p>体験!博物館1 「歴史」ってなんだ?</text:p>
            <text:p>河野未央</text:p>
            <text:p>プロジェクター</text:p>
          </table:table-cell>
          <table:table-cell table:style-name="ce21" office:value-type="string" calcext:value-type="string">
            <text:p>大学生のロボット教室!ロボキャン体験会</text:p>
            <text:p>南畑 淳史</text:p>
            <text:p>プロジェクター</text:p>
          </table:table-cell>
          <table:table-cell table:style-name="ce21" office:value-type="string" calcext:value-type="string">
            <text:p>浜田省吾とあいみょんをミックスできる?</text:p>
            <text:p>尾之内潤</text:p>
            <text:p>プロジェクター</text:p>
          </table:table-cell>
          <table:table-cell office:value-type="string" calcext:value-type="string">
            <text:p>学長と語る 妖・怪・談義</text:p>
            <text:p>大江篤</text:p>
            <text:p>プロジェクター</text:p>
          </table:table-cell>
          <table:table-cell table:style-name="ce7" office:value-type="string" calcext:value-type="string">
            <text:p>落語を一席～日本神話を楽しく知る～</text:p>
            <text:p>渡部恭三(文々亭金三)</text:p>
            <text:p>プロジェクター</text:p>
          </table:table-cell>
          <table:table-cell table:style-name="ce7" office:value-type="string" calcext:value-type="string">
            <text:p>自分と向き合うワークショップ</text:p>
            <text:p>日本キャリア開発協会関西地区会員</text:p>
            <text:p/>
          </table:table-cell>
          <table:table-cell table:style-name="ce7" office:value-type="string" calcext:value-type="string">
            <text:p>お手玉遊び交流会 幼児～高齢者どなたでも</text:p>
            <text:p>池邊美保子・黒田治子</text:p>
            <text:p/>
          </table:table-cell>
          <table:table-cell table:style-name="ce7" office:value-type="string" calcext:value-type="string">
            <text:p>おはなしライブ!ラリー</text:p>
            <text:p>たまごひよこ と なかまたち</text:p>
            <text:p/>
          </table:table-cell>
          <table:table-cell table:style-name="ce7" office:value-type="string" calcext:value-type="string">
            <text:p>バスの秘密を知ろう!</text:p>
            <text:p>?井啓大郎</text:p>
            <text:p/>
          </table:table-cell>
          <table:table-cell table:style-name="ce7" office:value-type="string" calcext:value-type="string">
            <text:p>最先端科学で分かった「パラレルワールド」</text:p>
            <text:p>小泉修平</text:p>
            <text:p>プロジェクター</text:p>
          </table:table-cell>
          <table:table-cell table:style-name="ce7" office:value-type="string" calcext:value-type="string">
            <text:p>毒ガスの島を知ってますか?</text:p>
            <text:p>後藤勝徳</text:p>
            <text:p>プロジェクター</text:p>
          </table:table-cell>
          <table:table-cell table:style-name="ce7" office:value-type="string" calcext:value-type="string">
            <text:p>源氏流華道</text:p>
            <text:p>船越雄二</text:p>
            <text:p>プロジェクター</text:p>
          </table:table-cell>
          <table:table-cell table:style-name="ce7" office:value-type="string" calcext:value-type="string">
            <text:p>凸凹世界を体感してみよう</text:p>
            <text:p>なぎたあやこ</text:p>
            <text:p>プロジェクター</text:p>
          </table:table-cell>
          <table:table-cell table:style-name="ce7" office:value-type="string" calcext:value-type="string">
            <text:p>うちわづくり～味のある筆文字を描こう～</text:p>
            <text:p>己書有楽人道場 野末奈穂</text:p>
            <text:p>プロジェクター</text:p>
          </table:table-cell>
          <table:table-cell table:style-name="ce7" office:value-type="string" calcext:value-type="string">
            <text:p>SONODA経営学講義?</text:p>
            <text:p>経営学部3年生 グループ4</text:p>
            <text:p>プロジェクター</text:p>
          </table:table-cell>
          <table:table-cell table:style-name="ce7" office:value-type="string" calcext:value-type="string">
            <text:p>6種の紙と1000色鉛筆で花火絵本を作る</text:p>
            <text:p>島村由花</text:p>
            <text:p/>
          </table:table-cell>
          <table:table-cell table:style-name="ce7" office:value-type="string" calcext:value-type="string">
            <text:p>君ならどうする?スゴロクで悪質商法撃退!</text:p>
            <text:p>消費者トラブル解決し隊</text:p>
            <text:p/>
          </table:table-cell>
          <table:table-cell table:style-name="ce7" office:value-type="string" calcext:value-type="string">
            <text:p>世界の植物と暮らし</text:p>
            <text:p>金子 智子</text:p>
            <text:p>プロジェクター</text:p>
          </table:table-cell>
          <table:table-cell table:style-name="ce7" office:value-type="string" calcext:value-type="string">
            <text:p>噛む噛むエヴリバディ 新食感を体験しよう</text:p>
            <text:p>川端恵里 飲み込みとことばのリハビリ</text:p>
            <text:p>プロジェクター</text:p>
          </table:table-cell>
          <table:table-cell table:style-name="ce7" office:value-type="string" calcext:value-type="string">
            <text:p>開局!?シン・ラジオ</text:p>
            <text:p>牧野篤史、他</text:p>
            <text:p>プロジェクター</text:p>
          </table:table-cell>
          <table:table-cell table:style-name="ce7" office:value-type="string" calcext:value-type="string">
            <text:p>LGBTって何? 大人にも子どもにも!</text:p>
            <text:p>みのり</text:p>
            <text:p>プロジェクター</text:p>
          </table:table-cell>
          <table:table-cell table:style-name="ce7" office:value-type="string" calcext:value-type="string">
            <text:p>ありたいまちってなんだ!?</text:p>
            <text:p>都市政策課</text:p>
            <text:p/>
          </table:table-cell>
          <table:table-cell table:style-name="ce7" office:value-type="string" calcext:value-type="string">
            <text:p>1970年代の少女マンガ革命とは</text:p>
            <text:p>やすらぎせいこ</text:p>
            <text:p>プロジェクター</text:p>
          </table:table-cell>
          <table:table-cell table:style-name="ce7" office:value-type="string" calcext:value-type="string">
            <text:p>楽しい文房具の世界を体験しよう!</text:p>
            <text:p>官浪伸次</text:p>
            <text:p/>
          </table:table-cell>
          <table:table-cell table:style-name="ce7" office:value-type="string" calcext:value-type="string">
            <text:p>女子大生2年目が伝える尼崎の魅力!</text:p>
            <text:p>わたもえこと渡邊百笑</text:p>
            <text:p>プロジェクター</text:p>
          </table:table-cell>
          <table:table-cell table:style-name="ce7" office:value-type="string" calcext:value-type="string">
            <text:p>健康に関すること</text:p>
            <text:p>つながりプロジェクト2</text:p>
            <text:p>プロジェクター</text:p>
          </table:table-cell>
          <table:table-cell table:style-name="ce7" office:value-type="string" calcext:value-type="string">
            <text:p>保護犬猫の暮らし</text:p>
            <text:p>近藤 繭</text:p>
            <text:p>プロジェクター</text:p>
          </table:table-cell>
          <table:table-cell table:style-name="ce7" office:value-type="string" calcext:value-type="string">
            <text:p>UPTOYOU!</text:p>
            <text:p>UPTOYOU!二期生</text:p>
            <text:p>プロジェクター</text:p>
          </table:table-cell>
          <table:table-cell office:value-type="string" calcext:value-type="string">
            <text:p>おとなのためのリトミック</text:p>
            <text:p>田中幸子</text:p>
            <text:p/>
          </table:table-cell>
          <table:table-cell office:value-type="string" calcext:value-type="string">
            <text:p>君も今日からゲームプログラマーだ!</text:p>
            <text:p>川西 芳宏(よっしー♪)</text:p>
            <text:p>プロジェクター</text:p>
          </table:table-cell>
          <table:table-cell office:value-type="string" calcext:value-type="string">
            <text:p>○△□で似顔絵を描いてみよう</text:p>
            <text:p>しおいりともえ</text:p>
            <text:p/>
          </table:table-cell>
          <table:table-cell table:number-columns-repeated="979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2">８月６</text:span>日（日）</text:p>
            <text:p>2限目</text:p>
          </table:table-cell>
          <table:table-cell table:style-name="ce20" office:value-type="string" calcext:value-type="string">
            <text:p>体験!博物館2 おいでよ!田能資料館</text:p>
            <text:p>足立 望</text:p>
            <text:p>プロジェクター</text:p>
          </table:table-cell>
          <table:table-cell table:style-name="ce21" office:value-type="string" calcext:value-type="string">
            <text:p>楽しく税を学ぼうゼイ!</text:p>
            <text:p>租税教育推進協議会 尾ノ上直子</text:p>
            <text:p>プロジェクター</text:p>
          </table:table-cell>
          <table:table-cell table:style-name="ce21" office:value-type="string" calcext:value-type="string">
            <text:p>紙芝居がはじまるよ、みんなおいで～</text:p>
            <text:p>中嶋裕子 竹内朱美</text:p>
            <text:p/>
          </table:table-cell>
          <table:table-cell office:value-type="string" calcext:value-type="string">
            <text:p>折り紙でこまやメンコを作って遊ぼう!</text:p>
            <text:p>杉原 智子</text:p>
            <text:p/>
          </table:table-cell>
          <table:table-cell table:style-name="ce7" office:value-type="string" calcext:value-type="string">
            <text:p>あまらぶチャレンジ事業ジュニアコース</text:p>
            <text:p>協働推進課</text:p>
            <text:p>プロジェクター</text:p>
          </table:table-cell>
          <table:table-cell table:style-name="ce7" office:value-type="string" calcext:value-type="string">
            <text:p>体験型社会科授業</text:p>
            <text:p>高橋</text:p>
            <text:p>プロジェクター</text:p>
          </table:table-cell>
          <table:table-cell table:style-name="ce7" office:value-type="string" calcext:value-type="string">
            <text:p>知的・発達障害疑似体験ワークショップ</text:p>
            <text:p>まんまるはーと</text:p>
            <text:p>プロジェクター</text:p>
          </table:table-cell>
          <table:table-cell table:style-name="ce7" office:value-type="string" calcext:value-type="string">
            <text:p>対戦!対話から学ぶ KOUGAIクエスト</text:p>
            <text:p>大原 一憲</text:p>
            <text:p>プロジェクター</text:p>
          </table:table-cell>
          <table:table-cell table:style-name="ce7" office:value-type="string" calcext:value-type="string">
            <text:p>ウルトラマンと沖縄の話</text:p>
            <text:p>清水 啓之</text:p>
            <text:p>プロジェクター</text:p>
          </table:table-cell>
          <table:table-cell table:style-name="ce7" office:value-type="string" calcext:value-type="string">
            <text:p>SONODA経営学講義?</text:p>
            <text:p>経営学部3年生 グループ5</text:p>
            <text:p>プロジェクター</text:p>
          </table:table-cell>
          <table:table-cell table:style-name="ce7" office:value-type="string" calcext:value-type="string">
            <text:p>護身術(大切な命を守るために)</text:p>
            <text:p>谷 章、大森亮平</text:p>
            <text:p/>
          </table:table-cell>
          <table:table-cell table:style-name="ce7" office:value-type="string" calcext:value-type="string">
            <text:p>よく分かる日本のキリスト教  -百花繚乱</text:p>
            <text:p>薮野 正明</text:p>
            <text:p/>
          </table:table-cell>
          <table:table-cell table:style-name="ce7" office:value-type="string" calcext:value-type="string">
            <text:p>チャレンジ??南京玉すだれ??</text:p>
            <text:p>南京玉すだれ 結の会</text:p>
            <text:p/>
          </table:table-cell>
          <table:table-cell table:style-name="ce7" office:value-type="string" calcext:value-type="string">
            <text:p>手作りフードモデルでマイ弁当作りに挑戦!</text:p>
            <text:p>食育サポーターの会</text:p>
            <text:p/>
          </table:table-cell>
          <table:table-cell table:style-name="ce7" office:value-type="string" calcext:value-type="string">
            <text:p>子どもの「育つ力」を信じ子育てを楽しもう</text:p>
            <text:p>古賀 浩子</text:p>
            <text:p/>
          </table:table-cell>
          <table:table-cell table:style-name="ce7" office:value-type="string" calcext:value-type="string">
            <text:p>街も見た目が9割 ～都市景観の話～</text:p>
            <text:p>尼崎市開発指導課</text:p>
            <text:p>プロジェクター</text:p>
          </table:table-cell>
          <table:table-cell table:style-name="ce7" office:value-type="string" calcext:value-type="string">
            <text:p>芦国生と旅する世界旅行</text:p>
            <text:p>芦国生徒会</text:p>
            <text:p>プロジェクター</text:p>
          </table:table-cell>
          <table:table-cell table:style-name="ce7" office:value-type="string" calcext:value-type="string">
            <text:p>尼崎deミツバチだ!Yo!Ho!</text:p>
            <text:p>おざきまみ</text:p>
            <text:p>プロジェクター</text:p>
          </table:table-cell>
          <table:table-cell table:style-name="ce7" office:value-type="string" calcext:value-type="string">
            <text:p>忍者の呼吸を体得しよう!</text:p>
            <text:p>志夛</text:p>
            <text:p/>
          </table:table-cell>
          <table:table-cell table:style-name="ce7" office:value-type="string" calcext:value-type="string">
            <text:p>ラジオドラマに出てみよう!</text:p>
            <text:p>ティニウィニ</text:p>
            <text:p/>
          </table:table-cell>
          <table:table-cell table:style-name="ce7" office:value-type="string" calcext:value-type="string">
            <text:p>みんな違ってみんな素敵☆</text:p>
            <text:p>平尾友佳(ゆかちゃこ)</text:p>
            <text:p/>
          </table:table-cell>
          <table:table-cell table:style-name="ce7" office:value-type="string" calcext:value-type="string">
            <text:p>東日本大震災から12年、被災地のいま</text:p>
            <text:p>未来へつなぐWACCA</text:p>
            <text:p>プロジェクター</text:p>
          </table:table-cell>
          <table:table-cell table:style-name="ce7" office:value-type="string" calcext:value-type="string">
            <text:p>ディーセント・ワークのすゝめ</text:p>
            <text:p>チーム・つながりプロジェクトNo.5</text:p>
            <text:p>プロジェクター</text:p>
          </table:table-cell>
          <table:table-cell table:style-name="ce7" office:value-type="string" calcext:value-type="string">
            <text:p>カードゲーム「ATTF?」で遊ぼう!</text:p>
            <text:p>ATTF?ゲームマスター</text:p>
            <text:p/>
          </table:table-cell>
          <table:table-cell table:style-name="ce7" office:value-type="string" calcext:value-type="string">
            <text:p>ペットショップの子犬の両親知ってますか?</text:p>
            <text:p>あなんちゃん</text:p>
            <text:p>プロジェクター</text:p>
          </table:table-cell>
          <table:table-cell table:style-name="ce7" office:value-type="string" calcext:value-type="string">
            <text:p>看護について</text:p>
            <text:p>つながりプロジェクト3</text:p>
            <text:p>プロジェクター</text:p>
          </table:table-cell>
          <table:table-cell table:style-name="ce7" office:value-type="string" calcext:value-type="string">
            <text:p>子どもの居場所ってどんなところ?</text:p>
            <text:p>かくれ家『YOKA』スタッフ</text:p>
            <text:p>プロジェクター</text:p>
          </table:table-cell>
          <table:table-cell table:style-name="ce7" office:value-type="string" calcext:value-type="string">
            <text:p>グッズの変遷から見る、今後の日本プロ野球</text:p>
            <text:p>清田仁之</text:p>
            <text:p>プロジェクター</text:p>
          </table:table-cell>
          <table:table-cell office:value-type="string" calcext:value-type="string">
            <text:p>親子リトミック</text:p>
            <text:p>武田康子、遊喜直美</text:p>
            <text:p/>
          </table:table-cell>
          <table:table-cell office:value-type="string" calcext:value-type="string">
            <text:p>楽しく根付(ストラップ)を作ってみよう!</text:p>
            <text:p>大橋沙都子</text:p>
            <text:p/>
          </table:table-cell>
          <table:table-cell office:value-type="string" calcext:value-type="string">
            <text:p>西洋画、日本画、絵画のあれこれ</text:p>
            <text:p>荻野 秀 (おぎの ひで)</text:p>
            <text:p/>
          </table:table-cell>
          <table:table-cell table:number-columns-repeated="979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2">８月６</text:span>日（日）</text:p>
            <text:p>3限目</text:p>
          </table:table-cell>
          <table:table-cell table:style-name="ce20" office:value-type="string" calcext:value-type="string">
            <text:p>沸く沸く?ランニング銭湯</text:p>
            <text:p>ラン銭ランナーせおまる</text:p>
            <text:p>プロジェクター</text:p>
          </table:table-cell>
          <table:table-cell table:style-name="ce21" office:value-type="string" calcext:value-type="string">
            <text:p>副業あれこれ</text:p>
            <text:p>江田政亮</text:p>
            <text:p>プロジェクター</text:p>
          </table:table-cell>
          <table:table-cell table:style-name="ce21" office:value-type="string" calcext:value-type="string">
            <text:p>LGBTQのぼくが見た映画の話</text:p>
            <text:p>ナカタ トウイチ</text:p>
            <text:p>プロジェクター</text:p>
          </table:table-cell>
          <table:table-cell office:value-type="string" calcext:value-type="string">
            <text:p>多文化共生を考える</text:p>
            <text:p>芦屋国際中等同窓会</text:p>
            <text:p>プロジェクター</text:p>
          </table:table-cell>
          <table:table-cell table:style-name="ce7" office:value-type="string" calcext:value-type="string">
            <text:p>〈経営学部〉入門-何が学べるの?その3</text:p>
            <text:p>経営学部1年生Cグループ</text:p>
            <text:p>プロジェクター</text:p>
          </table:table-cell>
          <table:table-cell table:style-name="ce7" office:value-type="string" calcext:value-type="string">
            <text:p>赤龍神リュウ牙</text:p>
            <text:p>赤龍神リュウ牙</text:p>
            <text:p/>
          </table:table-cell>
          <table:table-cell table:style-name="ce7" office:value-type="string" calcext:value-type="string">
            <text:p>キャンプに行こう!最初の一歩</text:p>
            <text:p>ワタナベシノブ</text:p>
            <text:p/>
          </table:table-cell>
          <table:table-cell table:style-name="ce7" office:value-type="string" calcext:value-type="string">
            <text:p>起業・兼業・副業のススメ</text:p>
            <text:p>中小企業診断士・社会保険労務士/丹後和也</text:p>
            <text:p>プロジェクター</text:p>
          </table:table-cell>
          <table:table-cell table:style-name="ce7" office:value-type="string" calcext:value-type="string">
            <text:p>あなたは何色?色と性格の不思議な関係</text:p>
            <text:p>小田中美穂</text:p>
            <text:p/>
          </table:table-cell>
          <table:table-cell table:style-name="ce7" office:value-type="string" calcext:value-type="string">
            <text:p>嵐を通して自己肯定感を語る</text:p>
            <text:p>JKOちこさん</text:p>
            <text:p/>
          </table:table-cell>
          <table:table-cell table:style-name="ce7" office:value-type="string" calcext:value-type="string">
            <text:p>みんなはどんな「段取り」してる?</text:p>
            <text:p>きしかわ(きっしー)</text:p>
            <text:p/>
          </table:table-cell>
          <table:table-cell table:style-name="ce7" office:value-type="string" calcext:value-type="string">
            <text:p>数秘、知ってますか?価値観ワークその2</text:p>
            <text:p>古田 容子</text:p>
            <text:p/>
          </table:table-cell>
          <table:table-cell table:style-name="ce7" office:value-type="string" calcext:value-type="string">
            <text:p>SONODA経営学講義?</text:p>
            <text:p>経営学部3年生 グループ6(大江ゼミ)</text:p>
            <text:p>プロジェクター</text:p>
          </table:table-cell>
          <table:table-cell table:style-name="ce7" office:value-type="string" calcext:value-type="string">
            <text:p>大人のための、癒しと気づきの絵本の世界</text:p>
            <text:p>ひまわりさん(谷田五沙子)</text:p>
            <text:p/>
          </table:table-cell>
          <table:table-cell table:style-name="ce7" office:value-type="string" calcext:value-type="string">
            <text:p>iDeCoを活用した生活設計</text:p>
            <text:p>小澤昭彦</text:p>
            <text:p>プロジェクター</text:p>
          </table:table-cell>
          <table:table-cell table:style-name="ce7" office:value-type="string" calcext:value-type="string">
            <text:p>真珠ゲットだゼ!</text:p>
            <text:p>野澤福芽、岩本理彩、東鈴果、富永夏未</text:p>
            <text:p>プロジェクター</text:p>
          </table:table-cell>
          <table:table-cell table:style-name="ce7" office:value-type="string" calcext:value-type="string">
            <text:p>みんなであまのこどものまちをつくろう!</text:p>
            <text:p>あまのこどものまちをつくる会</text:p>
            <text:p>プロジェクター</text:p>
          </table:table-cell>
          <table:table-cell table:style-name="ce7" office:value-type="string" calcext:value-type="string">
            <text:p>足速教室</text:p>
            <text:p>濱田克弥</text:p>
            <text:p/>
          </table:table-cell>
          <table:table-cell table:style-name="ce7" office:value-type="string" calcext:value-type="string">
            <text:p>井戸端会議せえへん?</text:p>
            <text:p>ふじたすすむ</text:p>
            <text:p/>
          </table:table-cell>
          <table:table-cell table:style-name="ce7" office:value-type="string" calcext:value-type="string">
            <text:p>吉野蔵王堂秘話 曽祖父達の命がけの偉業</text:p>
            <text:p>田村聡子</text:p>
            <text:p>プロジェクター</text:p>
          </table:table-cell>
          <table:table-cell table:style-name="ce7" office:value-type="string" calcext:value-type="string">
            <text:p>僕が僕に戻るまで～虐待の傷を克服する～</text:p>
            <text:p>二村卓朋敷</text:p>
            <text:p/>
          </table:table-cell>
          <table:table-cell table:style-name="ce7" office:value-type="string" calcext:value-type="string">
            <text:p>不登校井戸端会議パート1タイルカフェ特別編</text:p>
            <text:p>鈴木睦枝</text:p>
            <text:p>プロジェクター</text:p>
          </table:table-cell>
          <table:table-cell table:style-name="ce7" office:value-type="string" calcext:value-type="string">
            <text:p>成年後見制度と年金</text:p>
            <text:p>衣川 智春</text:p>
            <text:p/>
          </table:table-cell>
          <table:table-cell table:style-name="ce7" office:value-type="string" calcext:value-type="string">
            <text:p>#私が今考えていること#障害福祉</text:p>
            <text:p>あすてぃー</text:p>
            <text:p>プロジェクター</text:p>
          </table:table-cell>
          <table:table-cell table:style-name="ce7" office:value-type="string" calcext:value-type="string">
            <text:p>インクルーシブ教育はじめの一歩</text:p>
            <text:p>上村 直美&amp;まお</text:p>
            <text:p>プロジェクター</text:p>
          </table:table-cell>
          <table:table-cell table:style-name="ce7" office:value-type="string" calcext:value-type="string">
            <text:p>簡単記録で分析!わたしの食事のクセ把握</text:p>
            <text:p>ハトパイセン</text:p>
            <text:p>プロジェクター</text:p>
          </table:table-cell>
          <table:table-cell table:style-name="ce7" office:value-type="string" calcext:value-type="string">
            <text:p>ドキドキ!はじめてのライアーゲーム</text:p>
            <text:p>つぼさん</text:p>
            <text:p/>
          </table:table-cell>
          <table:table-cell table:style-name="ce7" office:value-type="string" calcext:value-type="string">
            <text:p>夏休み工作～ナノテープ風船～</text:p>
            <text:p>つなGirl</text:p>
            <text:p/>
          </table:table-cell>
          <table:table-cell office:value-type="string" calcext:value-type="string">
            <text:p>歌のボランティア「ええうた工房の場合」</text:p>
            <text:p>ええうた工房</text:p>
            <text:p/>
          </table:table-cell>
          <table:table-cell office:value-type="string" calcext:value-type="string">
            <text:p>ばすけ と からだ</text:p>
            <text:p>吉川公明</text:p>
            <text:p/>
          </table:table-cell>
          <table:table-cell table:number-columns-repeated="980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2">８月６</text:span>日（日）</text:p>
            <text:p>4限目</text:p>
          </table:table-cell>
          <table:table-cell table:style-name="ce20" office:value-type="string" calcext:value-type="string">
            <text:p>体験!博物館4 土器に触れてみよう!</text:p>
            <text:p>新里遥</text:p>
            <text:p>プロジェクター</text:p>
          </table:table-cell>
          <table:table-cell table:style-name="ce21" office:value-type="string" calcext:value-type="string">
            <text:p>夢を叶えるお金の学校</text:p>
            <text:p>土居由紀子</text:p>
            <text:p>プロジェクター</text:p>
          </table:table-cell>
          <table:table-cell table:style-name="ce21" office:value-type="string" calcext:value-type="string">
            <text:p>体験!博物館3 弥生時代の石包丁</text:p>
            <text:p>?梨政大</text:p>
            <text:p/>
          </table:table-cell>
          <table:table-cell office:value-type="string" calcext:value-type="string">
            <text:p>セルフで行う背骨コンディショニング</text:p>
            <text:p>パーソナルトレーナー 尾崎・久米</text:p>
            <text:p/>
          </table:table-cell>
          <table:table-cell table:style-name="ce7" office:value-type="string" calcext:value-type="string">
            <text:p>小学5年が教える「古代エジプトの謎」</text:p>
            <text:p>宇久正海</text:p>
            <text:p>プロジェクター</text:p>
          </table:table-cell>
          <table:table-cell table:style-name="ce7" office:value-type="string" calcext:value-type="string">
            <text:p>まちの掲示板探検隊</text:p>
            <text:p>さわおかしの</text:p>
            <text:p>プロジェクター</text:p>
          </table:table-cell>
          <table:table-cell table:style-name="ce7" office:value-type="string" calcext:value-type="string">
            <text:p>マヤ暦が教えてくれる人生ワクワク術</text:p>
            <text:p>ヨシダユキコ</text:p>
            <text:p/>
          </table:table-cell>
          <table:table-cell table:style-name="ce7" office:value-type="string" calcext:value-type="string">
            <text:p>ペットのすゝめ</text:p>
            <text:p>伊勢ちゃん</text:p>
            <text:p/>
          </table:table-cell>
          <table:table-cell table:style-name="ce7" office:value-type="string" calcext:value-type="string">
            <text:p>野菜作りを楽しもう </text:p>
            <text:p>阪野 守</text:p>
            <text:p>プロジェクター</text:p>
          </table:table-cell>
          <table:table-cell table:style-name="ce7" office:value-type="string" calcext:value-type="string">
            <text:p>一日一冊、誰でもできる乱読法(速読法)</text:p>
            <text:p>乱読家ぽちん</text:p>
            <text:p>プロジェクター</text:p>
          </table:table-cell>
          <table:table-cell table:style-name="ce7" office:value-type="string" calcext:value-type="string">
            <text:p>これからの尼崎を考える～尼崎の都市計画～</text:p>
            <text:p>朝井祐也・中川敦裕</text:p>
            <text:p>プロジェクター</text:p>
          </table:table-cell>
          <table:table-cell table:style-name="ce7" office:value-type="string" calcext:value-type="string">
            <text:p>脳のすごい力を体験して生活に活かそう!</text:p>
            <text:p>宇佐美円香</text:p>
            <text:p>プロジェクター</text:p>
          </table:table-cell>
          <table:table-cell table:style-name="ce7" office:value-type="string" calcext:value-type="string">
            <text:p>郵便局の歴史と秘密</text:p>
            <text:p>西田 明生</text:p>
            <text:p/>
          </table:table-cell>
          <table:table-cell table:style-name="ce7" office:value-type="string" calcext:value-type="string">
            <text:p>みせてもらおうか、ガンプラの魅力とやらを</text:p>
            <text:p>ただ ほり</text:p>
            <text:p/>
          </table:table-cell>
          <table:table-cell table:style-name="ce7" office:value-type="string" calcext:value-type="string">
            <text:p>ハギレで作る〇〇アート絶対ほめられる教室</text:p>
            <text:p>もりもり(モリグチイクコ)</text:p>
            <text:p/>
          </table:table-cell>
          <table:table-cell table:style-name="ce7" office:value-type="string" calcext:value-type="string">
            <text:p>マシュマロタッチを機械で測定してみよう!</text:p>
            <text:p>見谷 貴代</text:p>
            <text:p/>
          </table:table-cell>
          <table:table-cell table:style-name="ce7" office:value-type="string" calcext:value-type="string">
            <text:p>30歳から始めた野球～0から1を造る～</text:p>
            <text:p>尹将希(ゆんちゃんふぃ)</text:p>
            <text:p>プロジェクター</text:p>
          </table:table-cell>
          <table:table-cell table:style-name="ce7" office:value-type="string" calcext:value-type="string">
            <text:p>みんなが気になる「おかね」の話</text:p>
            <text:p>ファイナンシャルプランナー いいたかしげ</text:p>
            <text:p>プロジェクター</text:p>
          </table:table-cell>
          <table:table-cell table:style-name="ce7" office:value-type="string" calcext:value-type="string">
            <text:p>普通の会社員だった私が議員になった理由</text:p>
            <text:p>池田りな</text:p>
            <text:p>プロジェクター</text:p>
          </table:table-cell>
          <table:table-cell table:style-name="ce7" office:value-type="string" calcext:value-type="string">
            <text:p>BBQを学んでみよう(食べられません)</text:p>
            <text:p>早川 さとし</text:p>
            <text:p>プロジェクター</text:p>
          </table:table-cell>
          <table:table-cell table:style-name="ce7" office:value-type="string" calcext:value-type="string">
            <text:p>お笑い行政講座 私立N中学校編</text:p>
            <text:p>お笑い行政講座 江上 昇</text:p>
            <text:p>プロジェクター</text:p>
          </table:table-cell>
          <table:table-cell table:style-name="ce7" office:value-type="string" calcext:value-type="string">
            <text:p>エンディングノートの書き方</text:p>
            <text:p>セレモニーアドバイザー浦東誠</text:p>
            <text:p/>
          </table:table-cell>
          <table:table-cell table:style-name="ce7" office:value-type="string" calcext:value-type="string">
            <text:p>むかしの恋愛マンガについてかたる。</text:p>
            <text:p>清水 利信</text:p>
            <text:p>プロジェクター</text:p>
          </table:table-cell>
          <table:table-cell table:style-name="ce7" office:value-type="string" calcext:value-type="string">
            <text:p>蔵書を1500冊電子化してわかったこと</text:p>
            <text:p>北村博志</text:p>
            <text:p>プロジェクター</text:p>
          </table:table-cell>
          <table:table-cell table:style-name="ce7" office:value-type="string" calcext:value-type="string">
            <text:p>母娘いっしょに思春期&amp;更年期(思秋期)</text:p>
            <text:p>いしだいくみ</text:p>
            <text:p/>
          </table:table-cell>
          <table:table-cell table:style-name="ce7" office:value-type="string" calcext:value-type="string">
            <text:p>リーフル住環境支援事業について</text:p>
            <text:p>前田裕保(仮)</text:p>
            <text:p/>
          </table:table-cell>
          <table:table-cell table:number-columns-repeated="2"/>
          <table:table-cell office:value-type="string" calcext:value-type="string">
            <text:p>最新エレクトーン講座&amp;ミニライブ</text:p>
            <text:p>清重浩子</text:p>
            <text:p/>
          </table:table-cell>
          <table:table-cell table:number-columns-repeated="981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2">８月６</text:span>日（日）</text:p>
            <text:p>5限目</text:p>
          </table:table-cell>
          <table:table-cell table:style-name="ce20" office:value-type="string" calcext:value-type="string">
            <text:p>体験!博物館5 写真を使って遊ぼう!</text:p>
            <text:p>久保庭 萌</text:p>
            <text:p>プロジェクター</text:p>
          </table:table-cell>
          <table:table-cell table:style-name="ce21" office:value-type="string" calcext:value-type="string">
            <text:p>〈経営学部〉入門-何が学べるの?その2</text:p>
            <text:p>経営学部1年生Bグループ</text:p>
            <text:p>プロジェクター</text:p>
          </table:table-cell>
          <table:table-cell table:style-name="ce21" office:value-type="string" calcext:value-type="string">
            <text:p>まちなか広場の在る、まち</text:p>
            <text:p>山下裕子</text:p>
            <text:p>プロジェクター</text:p>
          </table:table-cell>
          <table:table-cell table:style-name="ce21" office:value-type="string" calcext:value-type="string">
            <text:p>わんにゃん癒しのマッサージ</text:p>
            <text:p>おぎのなおみ</text:p>
            <text:p>プロジェクター</text:p>
          </table:table-cell>
          <table:table-cell table:style-name="ce7" office:value-type="string" calcext:value-type="string">
            <text:p>みんなで遊ぼう、からだ動かして?</text:p>
            <text:p>松下京子</text:p>
            <text:p/>
          </table:table-cell>
          <table:table-cell table:style-name="ce7" office:value-type="string" calcext:value-type="string">
            <text:p>尼崎市の姉妹・友好都市を知っていますか?</text:p>
            <text:p>永丘・細井</text:p>
            <text:p>プロジェクター</text:p>
          </table:table-cell>
          <table:table-cell table:style-name="ce7" office:value-type="string" calcext:value-type="string">
            <text:p>奇跡の国～ボツワナの歴史～</text:p>
            <text:p>松本英明</text:p>
            <text:p>プロジェクター</text:p>
          </table:table-cell>
          <table:table-cell table:style-name="ce7" office:value-type="string" calcext:value-type="string">
            <text:p>前職CA現職神主が教える開運マナー講座</text:p>
            <text:p>太田垣亘世</text:p>
            <text:p>プロジェクター</text:p>
          </table:table-cell>
          <table:table-cell table:style-name="ce7" office:value-type="string" calcext:value-type="string">
            <text:p>介助犬とのふれあい&amp;募金箱作り</text:p>
            <text:p>Yuka</text:p>
            <text:p/>
          </table:table-cell>
          <table:table-cell table:style-name="ce7" office:value-type="string" calcext:value-type="string">
            <text:p>AGO Q&amp;Aカードで英語を話そう！</text:p>
            <text:p>英語コーチ わだ まり</text:p>
            <text:p/>
          </table:table-cell>
          <table:table-cell table:style-name="ce7" office:value-type="string" calcext:value-type="string">
            <text:p>富松城跡を活用した歴史</text:p>
            <text:p>瀬口 泰弘</text:p>
            <text:p>プロジェクター</text:p>
          </table:table-cell>
          <table:table-cell table:style-name="ce7" office:value-type="string" calcext:value-type="string">
            <text:p>こどもの権利を大切にした学校とは?</text:p>
            <text:p>矢吹卓也</text:p>
            <text:p>プロジェクター</text:p>
          </table:table-cell>
          <table:table-cell table:style-name="ce7" office:value-type="string" calcext:value-type="string">
            <text:p>不動産の学校って何でないの?</text:p>
            <text:p>ちょうどいい感じの人</text:p>
            <text:p/>
          </table:table-cell>
          <table:table-cell office:value-type="string" calcext:value-type="string">
            <text:p>コスプレを学ぼう</text:p>
            <text:p>クロコ</text:p>
            <text:p/>
          </table:table-cell>
          <table:table-cell table:style-name="ce7" office:value-type="string" calcext:value-type="string">
            <text:p>親子で楽しむ電車の話2</text:p>
            <text:p>いしまるれいとパパ</text:p>
            <text:p>プロジェクター</text:p>
          </table:table-cell>
          <table:table-cell table:style-name="ce7" office:value-type="string" calcext:value-type="string">
            <text:p>世界の厠から</text:p>
            <text:p>吉川晶子</text:p>
            <text:p>プロジェクター</text:p>
          </table:table-cell>
          <table:table-cell table:style-name="ce7" office:value-type="string" calcext:value-type="string">
            <text:p>外反母趾の原因は全身の関節炎?!</text:p>
            <text:p>和田壽子</text:p>
            <text:p/>
          </table:table-cell>
          <table:table-cell table:style-name="ce7" office:value-type="string" calcext:value-type="string">
            <text:p>自分大好き!""ありのままの私""で大丈夫。</text:p>
            <text:p>コメット</text:p>
            <text:p/>
          </table:table-cell>
          <table:table-cell table:style-name="ce7" office:value-type="string" calcext:value-type="string">
            <text:p>前回の大阪万博への経路と当時の交通状況</text:p>
            <text:p>Miya.m</text:p>
            <text:p>プロジェクター</text:p>
          </table:table-cell>
          <table:table-cell table:style-name="ce7" office:value-type="string" calcext:value-type="string">
            <text:p>ひとりで生きる方法、みんな知ってる?</text:p>
            <text:p>竹村 哲也</text:p>
            <text:p>プロジェクター</text:p>
          </table:table-cell>
          <table:table-cell table:style-name="ce7" office:value-type="string" calcext:value-type="string">
            <text:p>美味しいれんげ米ができるまで</text:p>
            <text:p>安田博之</text:p>
            <text:p>プロジェクター</text:p>
          </table:table-cell>
          <table:table-cell table:style-name="ce7" office:value-type="string" calcext:value-type="string">
            <text:p>おっぱいタッチマインドのレッスン</text:p>
            <text:p>石橋由加(愛称:きゃさりん)</text:p>
            <text:p/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ミュージックベルで音を紡ごう</text:p>
            <text:p>大平 法子</text:p>
            <text:p/>
          </table:table-cell>
          <table:table-cell office:value-type="string" calcext:value-type="string">
            <text:p>野菜の絵の具で、家をデザインしよう</text:p>
            <text:p>山内瑠華</text:p>
            <text:p/>
          </table:table-cell>
          <table:table-cell office:value-type="string" calcext:value-type="string">
            <text:p>珈琲ことはじめ</text:p>
            <text:p>下田健太郎</text:p>
            <text:p/>
          </table:table-cell>
          <table:table-cell table:number-columns-repeated="979"/>
        </table:table-row>
        <table:table-row table:style-name="ro1">
          <table:table-cell table:number-columns-repeated="1013"/>
        </table:table-row>
        <table:table-row table:style-name="ro1">
          <table:table-cell table:number-columns-repeated="3"/>
          <table:table-cell>
            <draw:control table:end-cell-address="時間割.D15" table:end-x="3.205cm" table:end-y="0.415cm" draw:z-index="0" draw:text-style-name="P1" svg:width="2.616cm" svg:height="0.725cm" svg:x="0.589cm" svg:y="0.141cm" draw:control="control1"/>
          </table:table-cell>
          <table:table-cell table:style-name="ce8"/>
          <table:table-cell table:style-name="ce13" office:value-type="string" calcext:value-type="string">
            <text:p>設定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9" office:value-type="string" calcext:value-type="string">
            <text:p>プロジェクタ数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0" office:value-type="string" calcext:value-type="string">
            <text:p>パソコン数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3">
          <table:table-cell table:number-columns-repeated="1013"/>
        </table:table-row>
        <table:table-row table:style-name="ro1">
          <table:table-cell table:number-columns-repeated="4"/>
          <table:table-cell table:style-name="ce11"/>
          <table:table-cell table:number-columns-repeated="1008"/>
        </table:table-row>
        <table:table-row table:style-name="ro1" table:number-rows-repeated="3">
          <table:table-cell table:number-columns-repeated="4"/>
          <table:table-cell table:style-name="ce12"/>
          <table:table-cell table:number-columns-repeated="1008"/>
        </table:table-row>
        <table:table-row table:style-name="ro1" table:number-rows-repeated="104855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割り振れなかった授業" table:style-name="ta1">
        <table:table-column table:style-name="co6" table:number-columns-repeated="23" table:default-cell-style-name="Default"/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5047.5763888889" calcext:value-type="float">
            <text:p>45047.5763888889</text:p>
          </table:table-cell>
          <table:table-cell office:value-type="string" calcext:value-type="string">
            <text:p>ミニチュア粘土を作ろう</text:p>
          </table:table-cell>
          <table:table-cell office:value-type="string" calcext:value-type="string">
            <text:p>樋上琴恵</text:p>
          </table:table-cell>
          <table:table-cell table:number-columns-repeated="2"/>
          <table:table-cell office:value-type="string" calcext:value-type="string">
            <text:p>６．つくる</text:p>
          </table:table-cell>
          <table:table-cell office:value-type="string" calcext:value-type="string">
            <text:p>樹脂粘土で、ミニチュアおにぎりと、フルーツタルトの、フルーツの飾り付けをして、金具をつけてアンブレラマーカー(ビニール傘の、目印)、ペットボトルホルダーを作りましょう。</text:p>
          </table:table-cell>
          <table:table-cell office:value-type="string" calcext:value-type="string">
            <text:p>体験形式</text:p>
          </table:table-cell>
          <table:table-cell office:value-type="string" calcext:value-type="string">
            <text:p>500円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小学生・中高生・大人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知人の紹介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５日(日)午前　　　・５日(日)午後</text:p>
          </table:table-cell>
          <table:table-cell office:value-type="string" calcext:value-type="string">
            <text:p>どこでもＯＫ</text:p>
          </table:table-cell>
          <table:table-cell table:number-columns-repeated="2"/>
          <table:table-cell table:number-columns-repeated="2" office:value-type="string" calcext:value-type="string">
            <text:p>はい</text:p>
          </table:table-cell>
          <table:table-cell office:value-type="float" office:value="622" calcext:value-type="float">
            <text:p>622</text:p>
          </table:table-cell>
        </table:table-row>
      </table:table>
      <table:named-expressions/>
      <table:database-ranges>
        <table:database-range table:name="__Anonymous_Sheet_DB__0" table:target-range-address="時間割.C2:時間割.U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¥</number:text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¥</number:text>
      <number:number number:decimal-places="0" number:min-decimal-places="0" number:min-integer-digits="1" number:grouping="true"/>
    </number:number-style>
    <number:number-style style:name="N132">
      <number:text>¥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time-style style:name="N134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7P0" style:volatile="true">
      <number:text>¥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¥</number:text>
      <number:number number:decimal-places="2" number:min-decimal-places="2" number:min-integer-digits="1" number:grouping="true"/>
    </number:number-style>
    <number:number-style style:name="N139">
      <number:text>¥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0113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7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7P0"/>
    </number:number-style>
    <number:date-style style:name="N10118" number:language="ja" number:country="JP">
      <number:year number:style="long"/>
      <number:text>年</number:text>
      <number:month/>
      <number:text>月</number:text>
    </number:date-style>
    <number:date-style style:name="N10119" number:language="ja" number:country="JP">
      <number:month/>
      <number:text>/</number:text>
      <number:day/>
      <number:text>/</number:text>
      <number:year/>
    </number:dat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 </number:text>
      <number:am-pm/>
    </number:time-style>
    <number:date-style style:name="N10123" number:language="ja" number:country="JP">
      <number:month number:textual="true"/>
      <number:text>-</number:text>
      <number:year/>
    </number:date-style>
    <number:date-style style:name="N10124" number:language="ja" number:country="JP">
      <number:day/>
      <number:text>-</number:text>
      <number:month number:textual="true"/>
    </number:date-style>
    <number:date-style style:name="N10125" number:language="ja" number:country="JP">
      <number:day/>
      <number:text>-</number:text>
      <number:month number:textual="true"/>
      <number:text>-</number:text>
      <number:year/>
    </number:date-style>
    <number:date-style style:name="N10126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00/00/00</text:date>, <text:time style:data-style-name="N2" text:time-value="21:50:16.774540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8T12:20:26.939000000</meta:creation-date>
    <dc:date>2023-05-10T22:02:29.993698297</dc:date>
    <meta:editing-duration>P4DT22H21M6S</meta:editing-duration>
    <meta:editing-cycles>414</meta:editing-cycles>
    <meta:generator>LibreOffice/7.5.3.2$Linux_X86_64 LibreOffice_project/67bf5ab3e8553b11738d1302ab7051a12dd8b40d</meta:generator>
    <meta:document-statistic meta:table-count="2" meta:cell-count="364" meta:object-count="1"/>
  </office:meta>
</office:document-meta>
</file>

<file path=Basic/Standard/createTimeTable.xml><?xml version="1.0" encoding="utf-8"?>
<!DOCTYPE module  PUBLIC '-//OpenOffice.org//DTD OfficeDocument 1.0//EN'  'module.dtd'>
<script:module xmlns:script="http://openoffice.org/2000/script" script:name="createTimeTable" script:language="StarBasic">'
' Copyright (c) 2016 まいこん
' This software is released under the MIT License.
' http://opensource.org/licenses/mit-license.php
' 自動割振ツール
'  普通教室の想定は５室　時間割シートの教室ｎ列を挿入削除する事で増減可能
'  プロジェクタとＰＣは７台の想定 設定セルを編集する事で増減可能
' まいこん Ver1.0 2016/04/02 新規作成
' まいこん Ver2.0 2018/04/20 同一時間の同一センセイ回避機能追加
' まいこん Ver3.0 2021/05/08 今年度用の仕様変更
'

'Private classRoomMax                 As Integer
Private maxColumn                    As Integer
Private odsSheet                     As Object
Private Const MIN_ROW                As Integer = 2
Private Const MAX_ROW                As Integer = 11
Private Const MIN_COLUMN             As Integer = 3
Private Const DAY_TIME_COLUMN        As Integer = MIN_COLUMN - 1
Private Const CLASSROOM_ROW          As Integer = MIN_ROW - 1
Private prjStock                     As Integer
Private pcStock                      As Integer
Private Const PROJECTOR_COLUMN       As Integer = MIN_COLUMN + 2
Private Const PROJECTOR_ROW          As Integer = MAX_ROW + 3
Private Const PC_COLUMN              As Integer = MIN_COLUMN + 2
Private Const PC_ROW                 As Integer = MAX_ROW + 4
Private errorTuitions( )             As Variant
Private Const TMP_SHEET_NAME         As String  = "一時シート"
Private Const ERROR_SHEET_NAME       As String  = "割り振れなかった授業"
Private tmpSheet                     As Object
Private crlf                         As String
Private delimiter                    As String
Private Const BLANK                  As String  = ""
Private Const SPACE                  As String  = " "
Private Const SHIFT_JIS              As String  = "60"
Private Const UTF_8                  As String  = "76"
Private Const CSV_ENCODING           As String  = UTF_8
Private csvSheet                     As Object
Private csvCmp                       As Object
Private Const TUITION_PRIORITY_MIN   As Integer = 9
Private Const CLASSROOM_PRIORITY_MIN As Integer = 5
Private Const EQUIPMENT_PRIORITY_MIN As Integer = 3
Private Const TUITION_FORM_COLUMN    As Integer = 100	'ZZ
Private Const CAN_TUITION_COLUMN     As Integer = 16	'Q
Private Const CANT_TUITION_COLUMN    As Integer = 100	'ZZ
Private Const CLASSROOM_COLUMN       As Integer = 17	'R
Private Const EQUIPMENT_COLUMN       As Integer = 18	'S
Private Const TITLE_COLUMN           As Integer = 2		'C
Private Const TEACHER_COLUMN         As Integer = 3		'D
Private Const CATEGORY_COLUMN        As Integer = 6		'G
Private Const MSG_BOX_YES            As Integer = 6
Private categoryCounts( 9, 9)        As Integer

'
' 主処理
'
Sub Main
	initialize( )
	
	sortTemporarySheet( csvCmp)
	
	Dim i As Integer: i = 1
	While tmpSheet.getCellByPosition( 1, i).String &lt;&gt; BLANK
		setTuition( i)
		i = i + 1
	Wend
	
	destroy( csvCmp)
End Sub

'
' 初期化
'
Sub initialize
	Dim fileName As String: fileName = ThisComponent.getTitle( )
	Dim filePath As String: filePath = ConvertFromURL( ThisComponent.getLocation( ))
	Dim nextFile As String
	
	odsSheet = ThisComponent.CurrentController.ActiveSheet
	With odsSheet
'		プロジェクタ数とパソコン数を設定から取得
		prjStock = CInt( .getCellByPosition( PROJECTOR_COLUMN, PROJECTOR_ROW).String)
		pcStock = CInt( .getCellByPosition( PC_COLUMN, PC_ROW).String)
'		改行コード
		crlf = Chr$( 10)
		delimiter = "　　　・"	'・や,
	
		Dim j As Integer: j = MIN_COLUMN
'		教室の最大数を取得
		While .getCellByPosition( j, CLASSROOM_ROW).String &lt;&gt; BLANK
'			print .getCellByPosition( j, 1).String
'			If InStr( .getCellByPosition( j, 1).String, "普通教室") &gt; 0 Then
'				classRoomMax = j
'			End If
			j = j + 1
		Wend
		maxColumn = j - 1
		If MSG_BOX_YES = MsgBox( "自動割り振りの前に初期化を実行しますか？" &amp; crlf &amp; _
		"手動で事前割り振りを行う場合は初期化しないで（いいえを選択して）下さい" &amp; crlf &amp; _
		"初期化すると既存の割り振りは削除されます", 36, "自動割り振りを開始します") Then
'			既存の時間割を削除（書式は残す）
			.getCellRangeByPosition( MIN_COLUMN, MIN_ROW, maxColumn, MAX_ROW).clearContents( _
				com.sun.star.sheet.CellFlags.STRING + com.sun.star.sheet.CellFlags.VALUE)
		End If
	End With
	With ThisComponent.getSheets( )
'		エラーの初期化
		.removeByName( ERROR_SHEET_NAME)
		.insertNewByName( ERROR_SHEET_NAME, 1)
	End With
	
'	同じ階層の最初に見付けたCSVを開く
	nextFile = Dir( Left( filePath, Len( filePath) - Len( fileName)), 0)
	Do While nextFile &lt;&gt; BLANK
'		print Mid(nextFile, Len( nextFile) - 3)
		If Mid( nextFile, Len( nextFile) - 3) = ".csv" Then
			Exit Do
		End If
		nextFile = Dir
	Loop
	
	Dim csvPty( 1) As New com.sun.star.beans.PropertyValue
	csvPty( 0).Name  = "FilterName"
	csvPty( 0).Value = "Text - txt - csv (StarCalc)"
	csvPty( 1).Name  = "FilterOptions"
	csvPty( 1).Value = "44,34,"&amp; CSV_ENCODING &amp;",1"
'	print ConvertToURL( Left( filePath, Len( filePath) - Len( fileName)) &amp; nextFile)
	csvCmp = _
		StarDesktop.loadComponentFromURL( _
			ConvertToURL( Left( filePath, Len( filePath) - Len( fileName)) &amp; nextFile), _
			"_default", 0, csvPty)
	csvSheet = csvCmp.getSheets( ).getByIndex( 0)
	createTemporarySheet( csvCmp)
End Sub

'
' 授業割り振り
'
Sub setTuition( ByVal row As Integer)
	Dim tuitionForm As String: tuitionForm = tmpSheet.getCellByPosition( TUITION_FORM_COLUMN, row).String
	Dim canTuitions( ) As Variant
	canTuitions = getArray( CAN_TUITION_COLUMN, row)
'	Dim cantTuitions( 0) As String
'	If tmpSheet.getCellByPosition( CANT_TUITION_COLUMN, row).String &lt;&gt; BLANK Then
'		ReDim cantTuitions( Ubound( Split( tmpSheet.getCellByPosition( CANT_TUITION_COLUMN, row).String, delimiter))) As String
'		cantTuitions = Split( tmpSheet.getCellByPosition( CANT_TUITION_COLUMN, row).String, delimiter)
'	Else
'		cantTuitions( 0) = BLANK
'	End If
	Dim classRooms( ) As Variant
	classRooms = getArray( CLASSROOM_COLUMN, row)
	Dim equipments( ) As Variant
	equipments = getArray( EQUIPMENT_COLUMN, row)
	
	Dim tmpCanTuitions( ) As Variant
	For Each canTuition In canTuitions
		Select Case Replace( canTuition, "　", "")
		Case "５日(土)午前"
			Redim Preserve tmpCanTuitions( Ubound( tmpCanTuitions) + 2) As Variant
			tmpCanTuitions( Ubound( tmpCanTuitions) - 1) = 0'"８月５日（土）1限目"
			tmpCanTuitions( Ubound( tmpCanTuitions))     = 1'"８月５日（土）2限目"
		Case "５日(土)午後"
			Redim Preserve tmpCanTuitions( Ubound( tmpCanTuitions) + 3) As Variant
			tmpCanTuitions( Ubound( tmpCanTuitions) - 2) = 2'"８月５日（土）3限目"
			tmpCanTuitions( Ubound( tmpCanTuitions) - 1) = 3'"８月５日（土）4限目"
			tmpCanTuitions( Ubound( tmpCanTuitions))     = 4'"８月５日（土）5限目"
		Case "６日(日)午前"
			Redim Preserve tmpCanTuitions( Ubound( tmpCanTuitions) + 2) As Variant
			tmpCanTuitions( Ubound( tmpCanTuitions) - 1) = 5'"８月６日（日）1限目"
			tmpCanTuitions( Ubound( tmpCanTuitions))     = 6'"８月６日（日）2限目"
		Case "６日(日)午後"
			Redim Preserve tmpCanTuitions( Ubound( tmpCanTuitions) + 3) As Variant
			tmpCanTuitions( Ubound( tmpCanTuitions) - 2) = 7'"８月６日（日）3限目"
			tmpCanTuitions( Ubound( tmpCanTuitions) - 1) = 8'"８月６日（日）4限目"
			tmpCanTuitions( Ubound( tmpCanTuitions))     = 9'"８月６日（日）5限目"
		End Select
	Next canTuition
	canTuitions = tmpCanTuitions
	equipments( 0) = Trim( Replace( tmpSheet.getCellByPosition( EQUIPMENT_COLUMN, row).String, "希望する", "プロジェクター"))
	
	Dim teacher As String: teacher = tmpSheet.getCellByPosition( TEACHER_COLUMN, row).String
	Dim category As Integer: category = getCategory( row)
	Dim detail As String: detail = _
		tmpSheet.getCellByPosition( TITLE_COLUMN, row).String &amp; crlf &amp;_
		teacher &amp; crlf &amp;_
		equipments( 0)'Replace( tmpSheet.getCellByPosition( EQUIPMENT_COLUMN, row).String, delimiter, SPACE)
		' TODO: その他の長文を短く
	
	For Each canTuition In canTuitions
		For Each classRoom In classRooms
			For j = MIN_COLUMN To maxColumn Step 1
				If odsSheet.getCellByPosition( j, canTuition + 2).String = BLANK And _
				( InStr( odsSheet.getCellByPosition( j, CLASSROOM_ROW).String, Left( classRoom, 2)) &gt; 0 Or _
				Left( classRoom, 6) = "どこでもＯＫ") And _
				checkCategoryCount( canTuitions, category, categoryCounts( canTuition, category)) Then
'					市尼の場合は全室プロジェクタ可能なので確認不要
'					checkEquipment( i, equipments) Then
'							For k = MIN_COLUMN To j - 1 Step 1
'								同一時間同一センセイを回避
'								If 0 &lt; InStr( odsSheet.getCellByPosition( k, i).String, teacher) Then
'									GoTo Continue
'								End If
'							Next k
'							If 0 &lt; InStr( tuitionForm, "単発") Or tuitionForm = BLANK Then
					odsSheet.getCellByPosition( j, canTuition + 2).String = detail
					categoryCounts( canTuition, category) = categoryCounts( canTuition, category) + 1
					Exit Sub
'							Else
'								連続
'								If i &lt;&gt; Int( ( MIN_ROW + MAX_ROW) / 2) And i &lt;&gt; MAX_ROW Then
'									If odsSheet.getCellByPosition( j, i + 1).String = BLANK And _
'									checkEquipment( i + 1, equipments) Then
'										odsSheet.getCellByPosition( j, i).String = detail
'										odsSheet.getCellByPosition( j, i + 1).String = detail
'										Exit Sub
'									End If
'								End If
'							End If
				End If
'					Continue:
			Next j
		Next classRoom
	Next canTuition
	
	addErrorTuition( row)
End Sub

'
' 一時シート作成
'
Sub createTemporarySheet( ByVal csvCmp As Object)
	csvCmp.getSheets( ).copyByName( csvSheet.Name, TMP_SHEET_NAME, 1)
	tmpSheet = csvCmp.getSheets( ).getByName( TMP_SHEET_NAME)
End Sub

'
' CSVの並べ替え
'
Sub sortTemporarySheet( ByVal csvCmp As Object)
	Dim sortPty( 1) As New com.sun.star.beans.PropertyValue
	Dim sortField( 0) As New com.sun.star.util.SortField
	
	sortField( 0).Field = 1
	sortField( 0).SortAscending = True
	sortPty( 0).Name = "SortFields"
	sortPty( 0).Value = sortField( )
	sortPty( 1).Name = "ContainsHeader"
	sortPty( 1).Value = True
	
	Dim cursor As Object
	cursor = tmpSheet.createCursorByRange( tmpSheet.getCellByPosition( 0, 0))
	cursor.gotoEndOfUsedArea( True)
	
'	申し込み順に並べ替え
'	tmpSheet.getCellRangeByPosition( 0, 0, cursor.getColumns.Count, cursor.getRows.Count). _
'		sort( sortPty( ))
	
	Dim i As Integer: i = 1
	While tmpSheet.getCellByPosition( 1, i).String &lt;&gt; BLANK
		tmpSheet.getCellByPosition( cursor.getColumns.Count, i).String = _
			parsePriority( _
				tmpSheet.getCellByPosition( TUITION_FORM_COLUMN, i).String , _
				tmpSheet.getCellByPosition( CAN_TUITION_COLUMN, i).String , _
				tmpSheet.getCellByPosition( CANT_TUITION_COLUMN, i).String , _
				tmpSheet.getCellByPosition( CLASSROOM_COLUMN, i).String , _
				tmpSheet.getCellByPosition( EQUIPMENT_COLUMN, i).String _
			)
		i = i + 1
	Wend
	
'	優先順位順に並べ替え
	sortField( 0).Field = cursor.getColumns.Count
	sortPty( 0).Value = sortField( )
	tmpSheet.getCellRangeByPosition( 0, 0, cursor.getColumns.Count, cursor.getRows.Count). _
		sort( sortPty( ))
End Sub

'
' 一時シート削除
'
Sub deleteTemporarySheet( ByVal csvCmp As Object)
	csvCmp.getSheets( ).removeByName( TMP_SHEET_NAME)
End Sub

'
' エラー授業
'  既に埋まってて割り振れなかった授業を別シートへ出力する
'
Sub addErrorTuition( ByVal row As Integer)
	ReDim Preserve errorTuitions( Ubound( errorTuitions) + 1) As Variant
	errorTuitions( Ubound( errorTuitions)) = _
		tmpSheet.getCellByPosition( 1, row).String &amp; SPACE &amp; _
			tmpSheet.getCellByPosition( 2, row).String
	
	Dim cursor As Object
	cursor = tmpSheet.createCursorByRange( tmpSheet.getCellByPosition( 0, 0))
	cursor.gotoEndOfUsedArea( True)
		
	With ThisComponent.Sheets( 1)
		.Rows.insertByIndex( 0, 1)
		.getCellRangeByPosition( 0, 0, cursor.getColumns.Count - 2, 0).setDataArray( _
			tmpSheet.getCellRangeByPosition( _
				0, row, cursor.getColumns.Count - 2, row _
			).getDataArray( ) _
		)
	End With
End Sub

'
' 破棄処理
'
Sub destroy( ByVal csvCmp As Object)
	deleteTemporarySheet( csvCmp)
'	csvSheet.dispose( )
	csvCmp.dispose( )
	ThisComponent.store( )
	If 0 &lt;= Ubound( errorTuitions) Then
		Dim errorMsg As String: errorMsg = crlf
		For Each tuition In errorTuitions
			errorMsg = errorMsg &amp; tuition &amp; crlf
		Next tuition
		Msgbox( _
			"自動割り振りが異常終了しました。" &amp; crlf &amp; _
			"割り振れなかった授業はこちら…" &amp; crlf &amp; _
			errorMsg &amp; crlf &amp; _
			"割り振れなかった授業シートを確認して下さい。"_
		)
	Else
		Msgbox( "自動割り振りが正常終了しました。")
	End If
End Sub

'
' 優先順位の解析
'  開講できる日時、開講できない日時、希望教室　（複数選択可）、要望する機材など
'  を解析して辞書順の優先順位を返す
'
Function parsePriority( _
	ByVal tuitionForm As String, _
	ByVal canTuition As String, _
	ByVal cantTuition As String, _
	ByVal classRoom As String, _
	ByVal equipment As String _
) As String
	Dim tuitionPri As Integer
	If Len( canTuition) &gt; 0 Then
'		開講できる日時が指定されている場合
		tuitionPri = Ubound( Split( canTuition, delimiter))
	ElseIf Len( cantTuition) &gt; 0 Then
'		開講できない日時が指定されている場合
		tuitionPri = TUITION_PRIORITY_MIN - Ubound( Split( cantTuition, delimiter))
'	Else
'		できる日時もできない日時も指定されていない場合
'		tuitionPri = TUITION_PRIORITY_MIN
	End If
	
'		連続講座優先
	Dim formPri As Integer
	If tuitionForm = BLANK Then
'		省略されている場合は単発
		formPri = 1
	Else
		formPri = InStr( tuitionForm, "単発")
	End If
	
'	教室はどこでもＯＫが多い程優先順位が低い
	Dim classRoomPri As Integer: classRoomPri = InStr( classRoom, "どこでもＯＫ")
'	If classRoom = BLANK Then
'		希望教室　（複数選択可）が指定されていない場合
'		classRoomPri = CLASSROOM_PRIORITY_MIN
'	End If
	
'	機材は指定が多い程優先順位が高い
	Dim equipmentPri As Integer: equipmentPri = 2 - InStr( equipment, "希望する")
	If equipment = BLANK Then
'		要望する機材などが指定されていない場合
		equipmentPri = EQUIPMENT_PRIORITY_MIN
	End If
	parsePriority = CStr( tuitionPri) &amp; CStr( formPri) &amp; CStr( classRoomPri) &amp; CStr( equipmentPri)
End Function

'
' 機材の確認
'  機材が有ればTrue 無ければFalseを返す
'
Function checkEquipment( ByVal i As Integer, ByVal equipments( ) As Variant) As Boolean
	Dim prjCount As Integer: prjCount = 0
	Dim pcCount As Integer: pcCount = 0
	
	For j = MIN_COLUMN To maxColumn Step 1
		If odsSheet.getCellByPosition( j, i).String = BLANK Then
'			未設定コマの場合
			GoTo Continue
		ElseIf Ubound( Split( odsSheet.getCellByPosition( j, i).String, crlf)) &lt; 2 Then
'			設定済だが機材無の場合
			GoTo Continue
		Else
			For Each equipment In Split( Split( odsSheet.getCellByPosition( j, i).String, crlf)( 2), SPACE)
				Select Case equipment
				Case "プロジェクター"
					prjCount = prjCount + 1
				Case "パソコン"
					pcCount = pcCount + 1
				End Select
			Next equipment
		End If
	Continue:
	Next j
	For Each equipment In equipments
		Select Case Trim( equipment)
		Case "プロジェクター"
			If prjCount = prjStock Then
				checkEquipment = False
			End If
		Case "パソコン"
			If pcCount = pcStock Then
				checkEquipment = False
			End If
		End Select
	Next equipment
	checkEquipment = True
End Function

'
' カテゴリの確認
'  開講可能日時の範囲内でカテゴリの割当回数が最低ならばTrue それ以外であればFalseを返す
'
Function checkCategoryCount( ByVal canTuitions( ) As Variant, ByVal category As Integer, ByVal currentCount As Integer) As Boolean
	Dim minCount As Integer: minCount = 99
	For Each canTuition In canTuitions
		If categoryCounts( canTuition, category) &lt; minCount Then
			minCount = categoryCounts( canTuition, category)
		End If
	Next canTuition
	
	If currentCount = minCount Then
		checkCategoryCount = True
	Else
		checkCategoryCount = False
	End If
End Function

'
' カテゴリを取得する
'  カテゴリの文字列を添え字用数値に変換して返す
'
Function getCategory( ByVal row As Integer) As Integer
	Select Case tmpSheet.getCellByPosition( CATEGORY_COLUMN, row).String
	Case "１．ことば"
		getCategory = 0
	Case "２．かず"
		getCategory = 1
	Case "３．しぜん"
		getCategory = 2
	Case "４．よのなか"
		getCategory = 3
	Case "５．からだ"
		getCategory = 4
	Case "６．つくる"
		getCategory = 5
	Case "７．おと"
		getCategory = 6
	Case "８．こころ"
		getCategory = 7
	Case "９．くらし"
		getCategory = 8
	Case "１０．アート"
		getCategory = 9
	End Select
End Function

'
' 指定されたセルの文字列を分割して配列化する
'  配列を返す
'
Function getArray( ByVal column As Integer, ByVal row As Integer) As Variant
'	Dim a( 0) As Variant
	If tmpSheet.getCellByPosition( column, row).String &lt;&gt; BLANK Then
'		ReDim a( Ubound( Split( tmpSheet.getCellByPosition( column, row).String, delimiter))) As Variant
		getArray = Split( tmpSheet.getCellByPosition( column, row).String, delimiter)
		Exit Function
	End If
'	array( 0) = BLANK
	
	getArray = Array( BLANK)
End Function

Function addArray( stringArray As String) As Variant
	Redim Preserve stringArray( Ubound( stringArray) + 1)
	addArray = stringArray
End Function

Sub test
	Msgbox Left( "普通の教室", 4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ateTimeTab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